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7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9"/>
        </table:table-row>
        <table:table-row table:style-name="ro1">
          <table:table-cell office:value-type="float" office:value="613510000" calcext:value-type="float">
            <text:p>613510000</text:p>
          </table:table-cell>
          <table:table-cell office:value-type="float" office:value="614119000" calcext:value-type="float">
            <text:p>614119000</text:p>
          </table:table-cell>
          <table:table-cell office:value-type="float" office:value="615174000" calcext:value-type="float">
            <text:p>615174000</text:p>
          </table:table-cell>
          <table:table-cell office:value-type="float" office:value="614278000" calcext:value-type="float">
            <text:p>614278000</text:p>
          </table:table-cell>
          <table:table-cell office:value-type="float" office:value="613072000" calcext:value-type="float">
            <text:p>613072000</text:p>
          </table:table-cell>
          <table:table-cell office:value-type="float" office:value="614643000" calcext:value-type="float">
            <text:p>614643000</text:p>
          </table:table-cell>
          <table:table-cell office:value-type="float" office:value="614205000" calcext:value-type="float">
            <text:p>614205000</text:p>
          </table:table-cell>
          <table:table-cell office:value-type="float" office:value="616025000" calcext:value-type="float">
            <text:p>616025000</text:p>
          </table:table-cell>
          <table:table-cell office:value-type="float" office:value="612783000" calcext:value-type="float">
            <text:p>612783000</text:p>
          </table:table-cell>
          <table:table-cell office:value-type="float" office:value="612357000" calcext:value-type="float">
            <text:p>612357000</text:p>
          </table:table-cell>
          <table:table-cell office:value-type="float" office:value="614375000" calcext:value-type="float">
            <text:p>614375000</text:p>
          </table:table-cell>
          <table:table-cell office:value-type="float" office:value="615803000" calcext:value-type="float">
            <text:p>615803000</text:p>
          </table:table-cell>
          <table:table-cell office:value-type="float" office:value="612480000" calcext:value-type="float">
            <text:p>612480000</text:p>
          </table:table-cell>
          <table:table-cell office:value-type="float" office:value="613877000" calcext:value-type="float">
            <text:p>613877000</text:p>
          </table:table-cell>
          <table:table-cell office:value-type="float" office:value="616039000" calcext:value-type="float">
            <text:p>616039000</text:p>
          </table:table-cell>
          <table:table-cell office:value-type="float" office:value="614790000" calcext:value-type="float">
            <text:p>614790000</text:p>
          </table:table-cell>
          <table:table-cell office:value-type="float" office:value="613591000" calcext:value-type="float">
            <text:p>613591000</text:p>
          </table:table-cell>
          <table:table-cell office:value-type="float" office:value="612895000" calcext:value-type="float">
            <text:p>612895000</text:p>
          </table:table-cell>
          <table:table-cell office:value-type="float" office:value="614056000" calcext:value-type="float">
            <text:p>614056000</text:p>
          </table:table-cell>
          <table:table-cell office:value-type="float" office:value="614066000" calcext:value-type="float">
            <text:p>614066000</text:p>
          </table:table-cell>
          <table:table-cell office:value-type="float" office:value="617728000" calcext:value-type="float">
            <text:p>617728000</text:p>
          </table:table-cell>
          <table:table-cell office:value-type="float" office:value="617726000" calcext:value-type="float">
            <text:p>617726000</text:p>
          </table:table-cell>
          <table:table-cell office:value-type="float" office:value="617721000" calcext:value-type="float">
            <text:p>617721000</text:p>
          </table:table-cell>
          <table:table-cell office:value-type="float" office:value="617709000" calcext:value-type="float">
            <text:p>617709000</text:p>
          </table:table-cell>
          <table:table-cell office:value-type="float" office:value="617717000" calcext:value-type="float">
            <text:p>617717000</text:p>
          </table:table-cell>
          <table:table-cell office:value-type="float" office:value="617715000" calcext:value-type="float">
            <text:p>617715000</text:p>
          </table:table-cell>
          <table:table-cell table:number-columns-repeated="3" office:value-type="float" office:value="617726000" calcext:value-type="float">
            <text:p>617726000</text:p>
          </table:table-cell>
          <table:table-cell office:value-type="float" office:value="617695000" calcext:value-type="float">
            <text:p>617695000</text:p>
          </table:table-cell>
          <table:table-cell office:value-type="float" office:value="617731000" calcext:value-type="float">
            <text:p>617731000</text:p>
          </table:table-cell>
          <table:table-cell office:value-type="float" office:value="617720000" calcext:value-type="float">
            <text:p>617720000</text:p>
          </table:table-cell>
          <table:table-cell office:value-type="float" office:value="617726000" calcext:value-type="float">
            <text:p>617726000</text:p>
          </table:table-cell>
          <table:table-cell office:value-type="float" office:value="617716000" calcext:value-type="float">
            <text:p>617716000</text:p>
          </table:table-cell>
          <table:table-cell office:value-type="float" office:value="617723000" calcext:value-type="float">
            <text:p>617723000</text:p>
          </table:table-cell>
          <table:table-cell office:value-type="float" office:value="617713000" calcext:value-type="float">
            <text:p>617713000</text:p>
          </table:table-cell>
          <table:table-cell office:value-type="float" office:value="617731000" calcext:value-type="float">
            <text:p>617731000</text:p>
          </table:table-cell>
          <table:table-cell office:value-type="float" office:value="617724000" calcext:value-type="float">
            <text:p>617724000</text:p>
          </table:table-cell>
          <table:table-cell office:value-type="float" office:value="617729000" calcext:value-type="float">
            <text:p>617729000</text:p>
          </table:table-cell>
          <table:table-cell office:value-type="float" office:value="617728000" calcext:value-type="float">
            <text:p>617728000</text:p>
          </table:table-cell>
          <table:table-cell office:value-type="float" office:value="626874000" calcext:value-type="float">
            <text:p>626874000</text:p>
          </table:table-cell>
          <table:table-cell office:value-type="float" office:value="626637000" calcext:value-type="float">
            <text:p>626637000</text:p>
          </table:table-cell>
          <table:table-cell office:value-type="float" office:value="626829000" calcext:value-type="float">
            <text:p>626829000</text:p>
          </table:table-cell>
          <table:table-cell office:value-type="float" office:value="627550000" calcext:value-type="float">
            <text:p>627550000</text:p>
          </table:table-cell>
          <table:table-cell office:value-type="float" office:value="626450000" calcext:value-type="float">
            <text:p>626450000</text:p>
          </table:table-cell>
          <table:table-cell office:value-type="float" office:value="627398000" calcext:value-type="float">
            <text:p>627398000</text:p>
          </table:table-cell>
          <table:table-cell office:value-type="float" office:value="627566000" calcext:value-type="float">
            <text:p>627566000</text:p>
          </table:table-cell>
          <table:table-cell office:value-type="float" office:value="627393000" calcext:value-type="float">
            <text:p>627393000</text:p>
          </table:table-cell>
          <table:table-cell office:value-type="float" office:value="627471000" calcext:value-type="float">
            <text:p>627471000</text:p>
          </table:table-cell>
          <table:table-cell office:value-type="float" office:value="627132000" calcext:value-type="float">
            <text:p>627132000</text:p>
          </table:table-cell>
          <table:table-cell office:value-type="float" office:value="627124000" calcext:value-type="float">
            <text:p>627124000</text:p>
          </table:table-cell>
          <table:table-cell office:value-type="float" office:value="626663000" calcext:value-type="float">
            <text:p>626663000</text:p>
          </table:table-cell>
          <table:table-cell office:value-type="float" office:value="626228000" calcext:value-type="float">
            <text:p>626228000</text:p>
          </table:table-cell>
          <table:table-cell office:value-type="float" office:value="626762000" calcext:value-type="float">
            <text:p>626762000</text:p>
          </table:table-cell>
          <table:table-cell office:value-type="float" office:value="626812000" calcext:value-type="float">
            <text:p>626812000</text:p>
          </table:table-cell>
          <table:table-cell office:value-type="float" office:value="626694000" calcext:value-type="float">
            <text:p>626694000</text:p>
          </table:table-cell>
          <table:table-cell office:value-type="float" office:value="626708000" calcext:value-type="float">
            <text:p>626708000</text:p>
          </table:table-cell>
          <table:table-cell office:value-type="float" office:value="626744000" calcext:value-type="float">
            <text:p>626744000</text:p>
          </table:table-cell>
          <table:table-cell office:value-type="float" office:value="626703000" calcext:value-type="float">
            <text:p>626703000</text:p>
          </table:table-cell>
          <table:table-cell office:value-type="float" office:value="626731000" calcext:value-type="float">
            <text:p>626731000</text:p>
          </table:table-cell>
          <table:table-cell office:value-type="float" office:value="631788000" calcext:value-type="float">
            <text:p>631788000</text:p>
          </table:table-cell>
          <table:table-cell office:value-type="float" office:value="631763000" calcext:value-type="float">
            <text:p>631763000</text:p>
          </table:table-cell>
          <table:table-cell office:value-type="float" office:value="631761000" calcext:value-type="float">
            <text:p>631761000</text:p>
          </table:table-cell>
          <table:table-cell office:value-type="float" office:value="631819000" calcext:value-type="float">
            <text:p>631819000</text:p>
          </table:table-cell>
          <table:table-cell table:number-columns-repeated="2" office:value-type="float" office:value="631782000" calcext:value-type="float">
            <text:p>631782000</text:p>
          </table:table-cell>
          <table:table-cell office:value-type="float" office:value="631779000" calcext:value-type="float">
            <text:p>631779000</text:p>
          </table:table-cell>
          <table:table-cell office:value-type="float" office:value="631765000" calcext:value-type="float">
            <text:p>631765000</text:p>
          </table:table-cell>
          <table:table-cell table:number-columns-repeated="2" office:value-type="float" office:value="631760000" calcext:value-type="float">
            <text:p>631760000</text:p>
          </table:table-cell>
          <table:table-cell table:number-columns-repeated="2" office:value-type="float" office:value="631761000" calcext:value-type="float">
            <text:p>631761000</text:p>
          </table:table-cell>
          <table:table-cell table:number-columns-repeated="2" office:value-type="float" office:value="631760000" calcext:value-type="float">
            <text:p>631760000</text:p>
          </table:table-cell>
          <table:table-cell office:value-type="float" office:value="631783000" calcext:value-type="float">
            <text:p>631783000</text:p>
          </table:table-cell>
          <table:table-cell table:number-columns-repeated="5" office:value-type="float" office:value="631760000" calcext:value-type="float">
            <text:p>631760000</text:p>
          </table:table-cell>
          <table:table-cell office:value-type="float" office:value="632295000" calcext:value-type="float">
            <text:p>632295000</text:p>
          </table:table-cell>
          <table:table-cell/>
          <table:table-cell table:formula="of:= MAX([.CC4:.CC13])" office:value-type="float" office:value="649269000" calcext:value-type="float">
            <text:p>649269000</text:p>
          </table:table-cell>
          <table:table-cell table:number-columns-repeated="3"/>
        </table:table-row>
        <table:table-row table:style-name="ro1">
          <table:table-cell office:value-type="float" office:value="613952000" calcext:value-type="float">
            <text:p>613952000</text:p>
          </table:table-cell>
          <table:table-cell office:value-type="float" office:value="614833000" calcext:value-type="float">
            <text:p>614833000</text:p>
          </table:table-cell>
          <table:table-cell office:value-type="float" office:value="612109000" calcext:value-type="float">
            <text:p>612109000</text:p>
          </table:table-cell>
          <table:table-cell office:value-type="float" office:value="615387000" calcext:value-type="float">
            <text:p>615387000</text:p>
          </table:table-cell>
          <table:table-cell office:value-type="float" office:value="612926000" calcext:value-type="float">
            <text:p>612926000</text:p>
          </table:table-cell>
          <table:table-cell office:value-type="float" office:value="615057000" calcext:value-type="float">
            <text:p>615057000</text:p>
          </table:table-cell>
          <table:table-cell office:value-type="float" office:value="615019000" calcext:value-type="float">
            <text:p>615019000</text:p>
          </table:table-cell>
          <table:table-cell office:value-type="float" office:value="614637000" calcext:value-type="float">
            <text:p>614637000</text:p>
          </table:table-cell>
          <table:table-cell office:value-type="float" office:value="612781000" calcext:value-type="float">
            <text:p>612781000</text:p>
          </table:table-cell>
          <table:table-cell office:value-type="float" office:value="616781000" calcext:value-type="float">
            <text:p>616781000</text:p>
          </table:table-cell>
          <table:table-cell office:value-type="float" office:value="613377000" calcext:value-type="float">
            <text:p>613377000</text:p>
          </table:table-cell>
          <table:table-cell office:value-type="float" office:value="614718000" calcext:value-type="float">
            <text:p>614718000</text:p>
          </table:table-cell>
          <table:table-cell office:value-type="float" office:value="613398000" calcext:value-type="float">
            <text:p>613398000</text:p>
          </table:table-cell>
          <table:table-cell office:value-type="float" office:value="616149000" calcext:value-type="float">
            <text:p>616149000</text:p>
          </table:table-cell>
          <table:table-cell office:value-type="float" office:value="614086000" calcext:value-type="float">
            <text:p>614086000</text:p>
          </table:table-cell>
          <table:table-cell office:value-type="float" office:value="616644000" calcext:value-type="float">
            <text:p>616644000</text:p>
          </table:table-cell>
          <table:table-cell office:value-type="float" office:value="613050000" calcext:value-type="float">
            <text:p>613050000</text:p>
          </table:table-cell>
          <table:table-cell office:value-type="float" office:value="613768000" calcext:value-type="float">
            <text:p>613768000</text:p>
          </table:table-cell>
          <table:table-cell office:value-type="float" office:value="616258000" calcext:value-type="float">
            <text:p>616258000</text:p>
          </table:table-cell>
          <table:table-cell office:value-type="float" office:value="615081000" calcext:value-type="float">
            <text:p>615081000</text:p>
          </table:table-cell>
          <table:table-cell office:value-type="float" office:value="618245000" calcext:value-type="float">
            <text:p>618245000</text:p>
          </table:table-cell>
          <table:table-cell office:value-type="float" office:value="618239000" calcext:value-type="float">
            <text:p>618239000</text:p>
          </table:table-cell>
          <table:table-cell office:value-type="float" office:value="618253000" calcext:value-type="float">
            <text:p>618253000</text:p>
          </table:table-cell>
          <table:table-cell office:value-type="float" office:value="618252000" calcext:value-type="float">
            <text:p>618252000</text:p>
          </table:table-cell>
          <table:table-cell office:value-type="float" office:value="618215000" calcext:value-type="float">
            <text:p>618215000</text:p>
          </table:table-cell>
          <table:table-cell office:value-type="float" office:value="618238000" calcext:value-type="float">
            <text:p>618238000</text:p>
          </table:table-cell>
          <table:table-cell office:value-type="float" office:value="618262000" calcext:value-type="float">
            <text:p>618262000</text:p>
          </table:table-cell>
          <table:table-cell office:value-type="float" office:value="618250000" calcext:value-type="float">
            <text:p>618250000</text:p>
          </table:table-cell>
          <table:table-cell office:value-type="float" office:value="618253000" calcext:value-type="float">
            <text:p>618253000</text:p>
          </table:table-cell>
          <table:table-cell office:value-type="float" office:value="618255000" calcext:value-type="float">
            <text:p>618255000</text:p>
          </table:table-cell>
          <table:table-cell office:value-type="float" office:value="618250000" calcext:value-type="float">
            <text:p>618250000</text:p>
          </table:table-cell>
          <table:table-cell office:value-type="float" office:value="618266000" calcext:value-type="float">
            <text:p>618266000</text:p>
          </table:table-cell>
          <table:table-cell office:value-type="float" office:value="618255000" calcext:value-type="float">
            <text:p>618255000</text:p>
          </table:table-cell>
          <table:table-cell office:value-type="float" office:value="618259000" calcext:value-type="float">
            <text:p>618259000</text:p>
          </table:table-cell>
          <table:table-cell office:value-type="float" office:value="618255000" calcext:value-type="float">
            <text:p>618255000</text:p>
          </table:table-cell>
          <table:table-cell office:value-type="float" office:value="618249000" calcext:value-type="float">
            <text:p>618249000</text:p>
          </table:table-cell>
          <table:table-cell office:value-type="float" office:value="618258000" calcext:value-type="float">
            <text:p>618258000</text:p>
          </table:table-cell>
          <table:table-cell office:value-type="float" office:value="618223000" calcext:value-type="float">
            <text:p>618223000</text:p>
          </table:table-cell>
          <table:table-cell office:value-type="float" office:value="618244000" calcext:value-type="float">
            <text:p>618244000</text:p>
          </table:table-cell>
          <table:table-cell office:value-type="float" office:value="618232000" calcext:value-type="float">
            <text:p>618232000</text:p>
          </table:table-cell>
          <table:table-cell office:value-type="float" office:value="627764000" calcext:value-type="float">
            <text:p>627764000</text:p>
          </table:table-cell>
          <table:table-cell office:value-type="float" office:value="627452000" calcext:value-type="float">
            <text:p>627452000</text:p>
          </table:table-cell>
          <table:table-cell office:value-type="float" office:value="627389000" calcext:value-type="float">
            <text:p>627389000</text:p>
          </table:table-cell>
          <table:table-cell office:value-type="float" office:value="627749000" calcext:value-type="float">
            <text:p>627749000</text:p>
          </table:table-cell>
          <table:table-cell office:value-type="float" office:value="627430000" calcext:value-type="float">
            <text:p>627430000</text:p>
          </table:table-cell>
          <table:table-cell office:value-type="float" office:value="627385000" calcext:value-type="float">
            <text:p>627385000</text:p>
          </table:table-cell>
          <table:table-cell office:value-type="float" office:value="627356000" calcext:value-type="float">
            <text:p>627356000</text:p>
          </table:table-cell>
          <table:table-cell office:value-type="float" office:value="627404000" calcext:value-type="float">
            <text:p>627404000</text:p>
          </table:table-cell>
          <table:table-cell office:value-type="float" office:value="627877000" calcext:value-type="float">
            <text:p>627877000</text:p>
          </table:table-cell>
          <table:table-cell office:value-type="float" office:value="627709000" calcext:value-type="float">
            <text:p>627709000</text:p>
          </table:table-cell>
          <table:table-cell office:value-type="float" office:value="627115000" calcext:value-type="float">
            <text:p>627115000</text:p>
          </table:table-cell>
          <table:table-cell office:value-type="float" office:value="627494000" calcext:value-type="float">
            <text:p>627494000</text:p>
          </table:table-cell>
          <table:table-cell office:value-type="float" office:value="627575000" calcext:value-type="float">
            <text:p>627575000</text:p>
          </table:table-cell>
          <table:table-cell office:value-type="float" office:value="627819000" calcext:value-type="float">
            <text:p>627819000</text:p>
          </table:table-cell>
          <table:table-cell office:value-type="float" office:value="627331000" calcext:value-type="float">
            <text:p>627331000</text:p>
          </table:table-cell>
          <table:table-cell office:value-type="float" office:value="628312000" calcext:value-type="float">
            <text:p>628312000</text:p>
          </table:table-cell>
          <table:table-cell office:value-type="float" office:value="628472000" calcext:value-type="float">
            <text:p>628472000</text:p>
          </table:table-cell>
          <table:table-cell office:value-type="float" office:value="627457000" calcext:value-type="float">
            <text:p>627457000</text:p>
          </table:table-cell>
          <table:table-cell office:value-type="float" office:value="627360000" calcext:value-type="float">
            <text:p>627360000</text:p>
          </table:table-cell>
          <table:table-cell office:value-type="float" office:value="627638000" calcext:value-type="float">
            <text:p>627638000</text:p>
          </table:table-cell>
          <table:table-cell table:number-columns-repeated="2" office:value-type="float" office:value="631824000" calcext:value-type="float">
            <text:p>631824000</text:p>
          </table:table-cell>
          <table:table-cell table:number-columns-repeated="2" office:value-type="float" office:value="631823000" calcext:value-type="float">
            <text:p>631823000</text:p>
          </table:table-cell>
          <table:table-cell office:value-type="float" office:value="631824000" calcext:value-type="float">
            <text:p>631824000</text:p>
          </table:table-cell>
          <table:table-cell table:number-columns-repeated="3" office:value-type="float" office:value="631823000" calcext:value-type="float">
            <text:p>631823000</text:p>
          </table:table-cell>
          <table:table-cell table:number-columns-repeated="2" office:value-type="float" office:value="631824000" calcext:value-type="float">
            <text:p>631824000</text:p>
          </table:table-cell>
          <table:table-cell table:number-columns-repeated="2" office:value-type="float" office:value="631823000" calcext:value-type="float">
            <text:p>631823000</text:p>
          </table:table-cell>
          <table:table-cell office:value-type="float" office:value="631824000" calcext:value-type="float">
            <text:p>631824000</text:p>
          </table:table-cell>
          <table:table-cell table:number-columns-repeated="3" office:value-type="float" office:value="631823000" calcext:value-type="float">
            <text:p>631823000</text:p>
          </table:table-cell>
          <table:table-cell office:value-type="float" office:value="631824000" calcext:value-type="float">
            <text:p>631824000</text:p>
          </table:table-cell>
          <table:table-cell table:number-columns-repeated="3" office:value-type="float" office:value="631823000" calcext:value-type="float">
            <text:p>631823000</text:p>
          </table:table-cell>
          <table:table-cell office:value-type="float" office:value="632320000" calcext:value-type="float">
            <text:p>632320000</text:p>
          </table:table-cell>
          <table:table-cell/>
          <table:table-cell table:formula="of:= MAX([.CC5:.CC14])" office:value-type="float" office:value="649269000" calcext:value-type="float">
            <text:p>649269000</text:p>
          </table:table-cell>
          <table:table-cell table:number-columns-repeated="3"/>
        </table:table-row>
        <table:table-row table:style-name="ro1">
          <table:table-cell office:value-type="float" office:value="608971000" calcext:value-type="float">
            <text:p>608971000</text:p>
          </table:table-cell>
          <table:table-cell office:value-type="float" office:value="614145000" calcext:value-type="float">
            <text:p>614145000</text:p>
          </table:table-cell>
          <table:table-cell office:value-type="float" office:value="611424000" calcext:value-type="float">
            <text:p>611424000</text:p>
          </table:table-cell>
          <table:table-cell office:value-type="float" office:value="610743000" calcext:value-type="float">
            <text:p>610743000</text:p>
          </table:table-cell>
          <table:table-cell office:value-type="float" office:value="609620000" calcext:value-type="float">
            <text:p>609620000</text:p>
          </table:table-cell>
          <table:table-cell office:value-type="float" office:value="612806000" calcext:value-type="float">
            <text:p>612806000</text:p>
          </table:table-cell>
          <table:table-cell office:value-type="float" office:value="613543000" calcext:value-type="float">
            <text:p>613543000</text:p>
          </table:table-cell>
          <table:table-cell office:value-type="float" office:value="611532000" calcext:value-type="float">
            <text:p>611532000</text:p>
          </table:table-cell>
          <table:table-cell office:value-type="float" office:value="612314000" calcext:value-type="float">
            <text:p>612314000</text:p>
          </table:table-cell>
          <table:table-cell office:value-type="float" office:value="612051000" calcext:value-type="float">
            <text:p>612051000</text:p>
          </table:table-cell>
          <table:table-cell office:value-type="float" office:value="613056000" calcext:value-type="float">
            <text:p>613056000</text:p>
          </table:table-cell>
          <table:table-cell office:value-type="float" office:value="612146000" calcext:value-type="float">
            <text:p>612146000</text:p>
          </table:table-cell>
          <table:table-cell office:value-type="float" office:value="613528000" calcext:value-type="float">
            <text:p>613528000</text:p>
          </table:table-cell>
          <table:table-cell office:value-type="float" office:value="610493000" calcext:value-type="float">
            <text:p>610493000</text:p>
          </table:table-cell>
          <table:table-cell office:value-type="float" office:value="613244000" calcext:value-type="float">
            <text:p>613244000</text:p>
          </table:table-cell>
          <table:table-cell office:value-type="float" office:value="611379000" calcext:value-type="float">
            <text:p>611379000</text:p>
          </table:table-cell>
          <table:table-cell office:value-type="float" office:value="612667000" calcext:value-type="float">
            <text:p>612667000</text:p>
          </table:table-cell>
          <table:table-cell office:value-type="float" office:value="613265000" calcext:value-type="float">
            <text:p>613265000</text:p>
          </table:table-cell>
          <table:table-cell office:value-type="float" office:value="612635000" calcext:value-type="float">
            <text:p>612635000</text:p>
          </table:table-cell>
          <table:table-cell office:value-type="float" office:value="613456000" calcext:value-type="float">
            <text:p>613456000</text:p>
          </table:table-cell>
          <table:table-cell office:value-type="float" office:value="615784000" calcext:value-type="float">
            <text:p>615784000</text:p>
          </table:table-cell>
          <table:table-cell office:value-type="float" office:value="615772000" calcext:value-type="float">
            <text:p>615772000</text:p>
          </table:table-cell>
          <table:table-cell office:value-type="float" office:value="615783000" calcext:value-type="float">
            <text:p>615783000</text:p>
          </table:table-cell>
          <table:table-cell office:value-type="float" office:value="615798000" calcext:value-type="float">
            <text:p>615798000</text:p>
          </table:table-cell>
          <table:table-cell office:value-type="float" office:value="615741000" calcext:value-type="float">
            <text:p>615741000</text:p>
          </table:table-cell>
          <table:table-cell office:value-type="float" office:value="615807000" calcext:value-type="float">
            <text:p>615807000</text:p>
          </table:table-cell>
          <table:table-cell office:value-type="float" office:value="615784000" calcext:value-type="float">
            <text:p>615784000</text:p>
          </table:table-cell>
          <table:table-cell office:value-type="float" office:value="615789000" calcext:value-type="float">
            <text:p>615789000</text:p>
          </table:table-cell>
          <table:table-cell table:number-columns-repeated="2" office:value-type="float" office:value="615788000" calcext:value-type="float">
            <text:p>615788000</text:p>
          </table:table-cell>
          <table:table-cell office:value-type="float" office:value="615821000" calcext:value-type="float">
            <text:p>615821000</text:p>
          </table:table-cell>
          <table:table-cell office:value-type="float" office:value="615756000" calcext:value-type="float">
            <text:p>615756000</text:p>
          </table:table-cell>
          <table:table-cell office:value-type="float" office:value="615827000" calcext:value-type="float">
            <text:p>615827000</text:p>
          </table:table-cell>
          <table:table-cell office:value-type="float" office:value="615747000" calcext:value-type="float">
            <text:p>615747000</text:p>
          </table:table-cell>
          <table:table-cell office:value-type="float" office:value="616012000" calcext:value-type="float">
            <text:p>616012000</text:p>
          </table:table-cell>
          <table:table-cell office:value-type="float" office:value="615766000" calcext:value-type="float">
            <text:p>615766000</text:p>
          </table:table-cell>
          <table:table-cell office:value-type="float" office:value="615751000" calcext:value-type="float">
            <text:p>615751000</text:p>
          </table:table-cell>
          <table:table-cell office:value-type="float" office:value="615755000" calcext:value-type="float">
            <text:p>615755000</text:p>
          </table:table-cell>
          <table:table-cell office:value-type="float" office:value="615817000" calcext:value-type="float">
            <text:p>615817000</text:p>
          </table:table-cell>
          <table:table-cell office:value-type="float" office:value="615775000" calcext:value-type="float">
            <text:p>615775000</text:p>
          </table:table-cell>
          <table:table-cell office:value-type="float" office:value="625334000" calcext:value-type="float">
            <text:p>625334000</text:p>
          </table:table-cell>
          <table:table-cell office:value-type="float" office:value="624888000" calcext:value-type="float">
            <text:p>624888000</text:p>
          </table:table-cell>
          <table:table-cell office:value-type="float" office:value="625089000" calcext:value-type="float">
            <text:p>625089000</text:p>
          </table:table-cell>
          <table:table-cell office:value-type="float" office:value="624908000" calcext:value-type="float">
            <text:p>624908000</text:p>
          </table:table-cell>
          <table:table-cell office:value-type="float" office:value="624870000" calcext:value-type="float">
            <text:p>624870000</text:p>
          </table:table-cell>
          <table:table-cell office:value-type="float" office:value="625110000" calcext:value-type="float">
            <text:p>625110000</text:p>
          </table:table-cell>
          <table:table-cell office:value-type="float" office:value="624632000" calcext:value-type="float">
            <text:p>624632000</text:p>
          </table:table-cell>
          <table:table-cell office:value-type="float" office:value="624431000" calcext:value-type="float">
            <text:p>624431000</text:p>
          </table:table-cell>
          <table:table-cell office:value-type="float" office:value="624386000" calcext:value-type="float">
            <text:p>624386000</text:p>
          </table:table-cell>
          <table:table-cell office:value-type="float" office:value="624859000" calcext:value-type="float">
            <text:p>624859000</text:p>
          </table:table-cell>
          <table:table-cell office:value-type="float" office:value="624742000" calcext:value-type="float">
            <text:p>624742000</text:p>
          </table:table-cell>
          <table:table-cell office:value-type="float" office:value="623537000" calcext:value-type="float">
            <text:p>623537000</text:p>
          </table:table-cell>
          <table:table-cell office:value-type="float" office:value="624449000" calcext:value-type="float">
            <text:p>624449000</text:p>
          </table:table-cell>
          <table:table-cell office:value-type="float" office:value="625507000" calcext:value-type="float">
            <text:p>625507000</text:p>
          </table:table-cell>
          <table:table-cell office:value-type="float" office:value="625156000" calcext:value-type="float">
            <text:p>625156000</text:p>
          </table:table-cell>
          <table:table-cell office:value-type="float" office:value="624965000" calcext:value-type="float">
            <text:p>624965000</text:p>
          </table:table-cell>
          <table:table-cell office:value-type="float" office:value="624723000" calcext:value-type="float">
            <text:p>624723000</text:p>
          </table:table-cell>
          <table:table-cell office:value-type="float" office:value="624791000" calcext:value-type="float">
            <text:p>624791000</text:p>
          </table:table-cell>
          <table:table-cell office:value-type="float" office:value="624998000" calcext:value-type="float">
            <text:p>624998000</text:p>
          </table:table-cell>
          <table:table-cell office:value-type="float" office:value="625148000" calcext:value-type="float">
            <text:p>625148000</text:p>
          </table:table-cell>
          <table:table-cell office:value-type="float" office:value="642493000" calcext:value-type="float">
            <text:p>642493000</text:p>
          </table:table-cell>
          <table:table-cell office:value-type="float" office:value="642492000" calcext:value-type="float">
            <text:p>642492000</text:p>
          </table:table-cell>
          <table:table-cell office:value-type="float" office:value="642489000" calcext:value-type="float">
            <text:p>642489000</text:p>
          </table:table-cell>
          <table:table-cell office:value-type="float" office:value="642511000" calcext:value-type="float">
            <text:p>642511000</text:p>
          </table:table-cell>
          <table:table-cell office:value-type="float" office:value="642489000" calcext:value-type="float">
            <text:p>642489000</text:p>
          </table:table-cell>
          <table:table-cell office:value-type="float" office:value="642492000" calcext:value-type="float">
            <text:p>642492000</text:p>
          </table:table-cell>
          <table:table-cell office:value-type="float" office:value="642493000" calcext:value-type="float">
            <text:p>642493000</text:p>
          </table:table-cell>
          <table:table-cell office:value-type="float" office:value="642494000" calcext:value-type="float">
            <text:p>642494000</text:p>
          </table:table-cell>
          <table:table-cell office:value-type="float" office:value="642492000" calcext:value-type="float">
            <text:p>642492000</text:p>
          </table:table-cell>
          <table:table-cell office:value-type="float" office:value="642493000" calcext:value-type="float">
            <text:p>642493000</text:p>
          </table:table-cell>
          <table:table-cell office:value-type="float" office:value="642489000" calcext:value-type="float">
            <text:p>642489000</text:p>
          </table:table-cell>
          <table:table-cell table:number-columns-repeated="2" office:value-type="float" office:value="642492000" calcext:value-type="float">
            <text:p>642492000</text:p>
          </table:table-cell>
          <table:table-cell table:number-columns-repeated="2" office:value-type="float" office:value="642490000" calcext:value-type="float">
            <text:p>642490000</text:p>
          </table:table-cell>
          <table:table-cell office:value-type="float" office:value="642489000" calcext:value-type="float">
            <text:p>642489000</text:p>
          </table:table-cell>
          <table:table-cell office:value-type="float" office:value="642490000" calcext:value-type="float">
            <text:p>642490000</text:p>
          </table:table-cell>
          <table:table-cell table:number-columns-repeated="2" office:value-type="float" office:value="642491000" calcext:value-type="float">
            <text:p>642491000</text:p>
          </table:table-cell>
          <table:table-cell office:value-type="float" office:value="642493000" calcext:value-type="float">
            <text:p>642493000</text:p>
          </table:table-cell>
          <table:table-cell office:value-type="float" office:value="642511000" calcext:value-type="float">
            <text:p>642511000</text:p>
          </table:table-cell>
          <table:table-cell/>
          <table:table-cell table:formula="of:= MAX([.CC6:.CC15])" office:value-type="float" office:value="649269000" calcext:value-type="float">
            <text:p>649269000</text:p>
          </table:table-cell>
          <table:table-cell/>
          <table:table-cell table:style-name="ce1" table:formula="of:= MAX([.CE4:.CE13])" office:value-type="float" office:value="649269000" calcext:value-type="float">
            <text:p>6.493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616450000" calcext:value-type="float">
            <text:p>616450000</text:p>
          </table:table-cell>
          <table:table-cell office:value-type="float" office:value="618047000" calcext:value-type="float">
            <text:p>618047000</text:p>
          </table:table-cell>
          <table:table-cell office:value-type="float" office:value="618442000" calcext:value-type="float">
            <text:p>618442000</text:p>
          </table:table-cell>
          <table:table-cell office:value-type="float" office:value="617455000" calcext:value-type="float">
            <text:p>617455000</text:p>
          </table:table-cell>
          <table:table-cell office:value-type="float" office:value="617598000" calcext:value-type="float">
            <text:p>617598000</text:p>
          </table:table-cell>
          <table:table-cell office:value-type="float" office:value="616409000" calcext:value-type="float">
            <text:p>616409000</text:p>
          </table:table-cell>
          <table:table-cell office:value-type="float" office:value="615514000" calcext:value-type="float">
            <text:p>615514000</text:p>
          </table:table-cell>
          <table:table-cell office:value-type="float" office:value="619277000" calcext:value-type="float">
            <text:p>619277000</text:p>
          </table:table-cell>
          <table:table-cell office:value-type="float" office:value="618774000" calcext:value-type="float">
            <text:p>618774000</text:p>
          </table:table-cell>
          <table:table-cell office:value-type="float" office:value="618507000" calcext:value-type="float">
            <text:p>618507000</text:p>
          </table:table-cell>
          <table:table-cell office:value-type="float" office:value="613820000" calcext:value-type="float">
            <text:p>613820000</text:p>
          </table:table-cell>
          <table:table-cell office:value-type="float" office:value="614701000" calcext:value-type="float">
            <text:p>614701000</text:p>
          </table:table-cell>
          <table:table-cell office:value-type="float" office:value="617489000" calcext:value-type="float">
            <text:p>617489000</text:p>
          </table:table-cell>
          <table:table-cell office:value-type="float" office:value="618228000" calcext:value-type="float">
            <text:p>618228000</text:p>
          </table:table-cell>
          <table:table-cell office:value-type="float" office:value="620657000" calcext:value-type="float">
            <text:p>620657000</text:p>
          </table:table-cell>
          <table:table-cell office:value-type="float" office:value="615590000" calcext:value-type="float">
            <text:p>615590000</text:p>
          </table:table-cell>
          <table:table-cell office:value-type="float" office:value="617993000" calcext:value-type="float">
            <text:p>617993000</text:p>
          </table:table-cell>
          <table:table-cell office:value-type="float" office:value="616556000" calcext:value-type="float">
            <text:p>616556000</text:p>
          </table:table-cell>
          <table:table-cell office:value-type="float" office:value="616710000" calcext:value-type="float">
            <text:p>616710000</text:p>
          </table:table-cell>
          <table:table-cell office:value-type="float" office:value="614922000" calcext:value-type="float">
            <text:p>614922000</text:p>
          </table:table-cell>
          <table:table-cell office:value-type="float" office:value="622440000" calcext:value-type="float">
            <text:p>622440000</text:p>
          </table:table-cell>
          <table:table-cell office:value-type="float" office:value="622441000" calcext:value-type="float">
            <text:p>622441000</text:p>
          </table:table-cell>
          <table:table-cell office:value-type="float" office:value="622423000" calcext:value-type="float">
            <text:p>622423000</text:p>
          </table:table-cell>
          <table:table-cell office:value-type="float" office:value="622414000" calcext:value-type="float">
            <text:p>622414000</text:p>
          </table:table-cell>
          <table:table-cell office:value-type="float" office:value="622432000" calcext:value-type="float">
            <text:p>622432000</text:p>
          </table:table-cell>
          <table:table-cell office:value-type="float" office:value="622424000" calcext:value-type="float">
            <text:p>622424000</text:p>
          </table:table-cell>
          <table:table-cell office:value-type="float" office:value="622431000" calcext:value-type="float">
            <text:p>622431000</text:p>
          </table:table-cell>
          <table:table-cell office:value-type="float" office:value="622435000" calcext:value-type="float">
            <text:p>622435000</text:p>
          </table:table-cell>
          <table:table-cell office:value-type="float" office:value="622439000" calcext:value-type="float">
            <text:p>622439000</text:p>
          </table:table-cell>
          <table:table-cell office:value-type="float" office:value="622431000" calcext:value-type="float">
            <text:p>622431000</text:p>
          </table:table-cell>
          <table:table-cell office:value-type="float" office:value="622433000" calcext:value-type="float">
            <text:p>622433000</text:p>
          </table:table-cell>
          <table:table-cell office:value-type="float" office:value="622440000" calcext:value-type="float">
            <text:p>622440000</text:p>
          </table:table-cell>
          <table:table-cell office:value-type="float" office:value="622416000" calcext:value-type="float">
            <text:p>622416000</text:p>
          </table:table-cell>
          <table:table-cell office:value-type="float" office:value="622433000" calcext:value-type="float">
            <text:p>622433000</text:p>
          </table:table-cell>
          <table:table-cell office:value-type="float" office:value="622421000" calcext:value-type="float">
            <text:p>622421000</text:p>
          </table:table-cell>
          <table:table-cell office:value-type="float" office:value="622445000" calcext:value-type="float">
            <text:p>622445000</text:p>
          </table:table-cell>
          <table:table-cell office:value-type="float" office:value="622432000" calcext:value-type="float">
            <text:p>622432000</text:p>
          </table:table-cell>
          <table:table-cell office:value-type="float" office:value="622442000" calcext:value-type="float">
            <text:p>622442000</text:p>
          </table:table-cell>
          <table:table-cell office:value-type="float" office:value="622433000" calcext:value-type="float">
            <text:p>622433000</text:p>
          </table:table-cell>
          <table:table-cell office:value-type="float" office:value="622436000" calcext:value-type="float">
            <text:p>622436000</text:p>
          </table:table-cell>
          <table:table-cell office:value-type="float" office:value="631323000" calcext:value-type="float">
            <text:p>631323000</text:p>
          </table:table-cell>
          <table:table-cell office:value-type="float" office:value="631316000" calcext:value-type="float">
            <text:p>631316000</text:p>
          </table:table-cell>
          <table:table-cell office:value-type="float" office:value="631602000" calcext:value-type="float">
            <text:p>631602000</text:p>
          </table:table-cell>
          <table:table-cell office:value-type="float" office:value="631713000" calcext:value-type="float">
            <text:p>631713000</text:p>
          </table:table-cell>
          <table:table-cell office:value-type="float" office:value="631514000" calcext:value-type="float">
            <text:p>631514000</text:p>
          </table:table-cell>
          <table:table-cell office:value-type="float" office:value="631340000" calcext:value-type="float">
            <text:p>631340000</text:p>
          </table:table-cell>
          <table:table-cell office:value-type="float" office:value="631546000" calcext:value-type="float">
            <text:p>631546000</text:p>
          </table:table-cell>
          <table:table-cell office:value-type="float" office:value="631460000" calcext:value-type="float">
            <text:p>631460000</text:p>
          </table:table-cell>
          <table:table-cell office:value-type="float" office:value="631915000" calcext:value-type="float">
            <text:p>631915000</text:p>
          </table:table-cell>
          <table:table-cell office:value-type="float" office:value="631797000" calcext:value-type="float">
            <text:p>631797000</text:p>
          </table:table-cell>
          <table:table-cell office:value-type="float" office:value="631835000" calcext:value-type="float">
            <text:p>631835000</text:p>
          </table:table-cell>
          <table:table-cell office:value-type="float" office:value="631988000" calcext:value-type="float">
            <text:p>631988000</text:p>
          </table:table-cell>
          <table:table-cell office:value-type="float" office:value="631204000" calcext:value-type="float">
            <text:p>631204000</text:p>
          </table:table-cell>
          <table:table-cell office:value-type="float" office:value="631764000" calcext:value-type="float">
            <text:p>631764000</text:p>
          </table:table-cell>
          <table:table-cell office:value-type="float" office:value="632133000" calcext:value-type="float">
            <text:p>632133000</text:p>
          </table:table-cell>
          <table:table-cell office:value-type="float" office:value="632009000" calcext:value-type="float">
            <text:p>632009000</text:p>
          </table:table-cell>
          <table:table-cell office:value-type="float" office:value="631518000" calcext:value-type="float">
            <text:p>631518000</text:p>
          </table:table-cell>
          <table:table-cell office:value-type="float" office:value="631504000" calcext:value-type="float">
            <text:p>631504000</text:p>
          </table:table-cell>
          <table:table-cell office:value-type="float" office:value="632260000" calcext:value-type="float">
            <text:p>632260000</text:p>
          </table:table-cell>
          <table:table-cell office:value-type="float" office:value="632030000" calcext:value-type="float">
            <text:p>632030000</text:p>
          </table:table-cell>
          <table:table-cell table:number-columns-repeated="11" office:value-type="float" office:value="635498000" calcext:value-type="float">
            <text:p>635498000</text:p>
          </table:table-cell>
          <table:table-cell table:number-columns-repeated="2" office:value-type="float" office:value="635497000" calcext:value-type="float">
            <text:p>635497000</text:p>
          </table:table-cell>
          <table:table-cell table:number-columns-repeated="2" office:value-type="float" office:value="635498000" calcext:value-type="float">
            <text:p>635498000</text:p>
          </table:table-cell>
          <table:table-cell office:value-type="float" office:value="635497000" calcext:value-type="float">
            <text:p>635497000</text:p>
          </table:table-cell>
          <table:table-cell table:number-columns-repeated="4" office:value-type="float" office:value="635498000" calcext:value-type="float">
            <text:p>635498000</text:p>
          </table:table-cell>
          <table:table-cell office:value-type="float" office:value="636008000" calcext:value-type="float">
            <text:p>636008000</text:p>
          </table:table-cell>
          <table:table-cell/>
          <table:table-cell table:formula="of:= MAX([.CC7:.CC16])" office:value-type="float" office:value="649269000" calcext:value-type="float">
            <text:p>649269000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613240000" calcext:value-type="float">
            <text:p>613240000</text:p>
          </table:table-cell>
          <table:table-cell office:value-type="float" office:value="614206000" calcext:value-type="float">
            <text:p>614206000</text:p>
          </table:table-cell>
          <table:table-cell office:value-type="float" office:value="616545000" calcext:value-type="float">
            <text:p>616545000</text:p>
          </table:table-cell>
          <table:table-cell office:value-type="float" office:value="615423000" calcext:value-type="float">
            <text:p>615423000</text:p>
          </table:table-cell>
          <table:table-cell office:value-type="float" office:value="615462000" calcext:value-type="float">
            <text:p>615462000</text:p>
          </table:table-cell>
          <table:table-cell office:value-type="float" office:value="613935000" calcext:value-type="float">
            <text:p>613935000</text:p>
          </table:table-cell>
          <table:table-cell office:value-type="float" office:value="614940000" calcext:value-type="float">
            <text:p>614940000</text:p>
          </table:table-cell>
          <table:table-cell office:value-type="float" office:value="617234000" calcext:value-type="float">
            <text:p>617234000</text:p>
          </table:table-cell>
          <table:table-cell office:value-type="float" office:value="613910000" calcext:value-type="float">
            <text:p>613910000</text:p>
          </table:table-cell>
          <table:table-cell office:value-type="float" office:value="614680000" calcext:value-type="float">
            <text:p>614680000</text:p>
          </table:table-cell>
          <table:table-cell office:value-type="float" office:value="613998000" calcext:value-type="float">
            <text:p>613998000</text:p>
          </table:table-cell>
          <table:table-cell office:value-type="float" office:value="616836000" calcext:value-type="float">
            <text:p>616836000</text:p>
          </table:table-cell>
          <table:table-cell office:value-type="float" office:value="613932000" calcext:value-type="float">
            <text:p>613932000</text:p>
          </table:table-cell>
          <table:table-cell office:value-type="float" office:value="614448000" calcext:value-type="float">
            <text:p>614448000</text:p>
          </table:table-cell>
          <table:table-cell office:value-type="float" office:value="616070000" calcext:value-type="float">
            <text:p>616070000</text:p>
          </table:table-cell>
          <table:table-cell office:value-type="float" office:value="617986000" calcext:value-type="float">
            <text:p>617986000</text:p>
          </table:table-cell>
          <table:table-cell office:value-type="float" office:value="616459000" calcext:value-type="float">
            <text:p>616459000</text:p>
          </table:table-cell>
          <table:table-cell office:value-type="float" office:value="618201000" calcext:value-type="float">
            <text:p>618201000</text:p>
          </table:table-cell>
          <table:table-cell office:value-type="float" office:value="616830000" calcext:value-type="float">
            <text:p>616830000</text:p>
          </table:table-cell>
          <table:table-cell office:value-type="float" office:value="615506000" calcext:value-type="float">
            <text:p>615506000</text:p>
          </table:table-cell>
          <table:table-cell office:value-type="float" office:value="620415000" calcext:value-type="float">
            <text:p>620415000</text:p>
          </table:table-cell>
          <table:table-cell office:value-type="float" office:value="620209000" calcext:value-type="float">
            <text:p>620209000</text:p>
          </table:table-cell>
          <table:table-cell office:value-type="float" office:value="620377000" calcext:value-type="float">
            <text:p>620377000</text:p>
          </table:table-cell>
          <table:table-cell office:value-type="float" office:value="620167000" calcext:value-type="float">
            <text:p>620167000</text:p>
          </table:table-cell>
          <table:table-cell office:value-type="float" office:value="620145000" calcext:value-type="float">
            <text:p>620145000</text:p>
          </table:table-cell>
          <table:table-cell office:value-type="float" office:value="620828000" calcext:value-type="float">
            <text:p>620828000</text:p>
          </table:table-cell>
          <table:table-cell office:value-type="float" office:value="620244000" calcext:value-type="float">
            <text:p>620244000</text:p>
          </table:table-cell>
          <table:table-cell office:value-type="float" office:value="620444000" calcext:value-type="float">
            <text:p>620444000</text:p>
          </table:table-cell>
          <table:table-cell office:value-type="float" office:value="619989000" calcext:value-type="float">
            <text:p>619989000</text:p>
          </table:table-cell>
          <table:table-cell office:value-type="float" office:value="620081000" calcext:value-type="float">
            <text:p>620081000</text:p>
          </table:table-cell>
          <table:table-cell office:value-type="float" office:value="620259000" calcext:value-type="float">
            <text:p>620259000</text:p>
          </table:table-cell>
          <table:table-cell office:value-type="float" office:value="620574000" calcext:value-type="float">
            <text:p>620574000</text:p>
          </table:table-cell>
          <table:table-cell office:value-type="float" office:value="620613000" calcext:value-type="float">
            <text:p>620613000</text:p>
          </table:table-cell>
          <table:table-cell office:value-type="float" office:value="620589000" calcext:value-type="float">
            <text:p>620589000</text:p>
          </table:table-cell>
          <table:table-cell office:value-type="float" office:value="620456000" calcext:value-type="float">
            <text:p>620456000</text:p>
          </table:table-cell>
          <table:table-cell office:value-type="float" office:value="620752000" calcext:value-type="float">
            <text:p>620752000</text:p>
          </table:table-cell>
          <table:table-cell office:value-type="float" office:value="620281000" calcext:value-type="float">
            <text:p>620281000</text:p>
          </table:table-cell>
          <table:table-cell office:value-type="float" office:value="620490000" calcext:value-type="float">
            <text:p>620490000</text:p>
          </table:table-cell>
          <table:table-cell office:value-type="float" office:value="620254000" calcext:value-type="float">
            <text:p>620254000</text:p>
          </table:table-cell>
          <table:table-cell office:value-type="float" office:value="620716000" calcext:value-type="float">
            <text:p>620716000</text:p>
          </table:table-cell>
          <table:table-cell office:value-type="float" office:value="630687000" calcext:value-type="float">
            <text:p>630687000</text:p>
          </table:table-cell>
          <table:table-cell office:value-type="float" office:value="631339000" calcext:value-type="float">
            <text:p>631339000</text:p>
          </table:table-cell>
          <table:table-cell office:value-type="float" office:value="631199000" calcext:value-type="float">
            <text:p>631199000</text:p>
          </table:table-cell>
          <table:table-cell office:value-type="float" office:value="631752000" calcext:value-type="float">
            <text:p>631752000</text:p>
          </table:table-cell>
          <table:table-cell office:value-type="float" office:value="631081000" calcext:value-type="float">
            <text:p>631081000</text:p>
          </table:table-cell>
          <table:table-cell office:value-type="float" office:value="631221000" calcext:value-type="float">
            <text:p>631221000</text:p>
          </table:table-cell>
          <table:table-cell office:value-type="float" office:value="630561000" calcext:value-type="float">
            <text:p>630561000</text:p>
          </table:table-cell>
          <table:table-cell office:value-type="float" office:value="631381000" calcext:value-type="float">
            <text:p>631381000</text:p>
          </table:table-cell>
          <table:table-cell office:value-type="float" office:value="630950000" calcext:value-type="float">
            <text:p>630950000</text:p>
          </table:table-cell>
          <table:table-cell office:value-type="float" office:value="631345000" calcext:value-type="float">
            <text:p>631345000</text:p>
          </table:table-cell>
          <table:table-cell office:value-type="float" office:value="631023000" calcext:value-type="float">
            <text:p>631023000</text:p>
          </table:table-cell>
          <table:table-cell office:value-type="float" office:value="631765000" calcext:value-type="float">
            <text:p>631765000</text:p>
          </table:table-cell>
          <table:table-cell office:value-type="float" office:value="631457000" calcext:value-type="float">
            <text:p>631457000</text:p>
          </table:table-cell>
          <table:table-cell office:value-type="float" office:value="631618000" calcext:value-type="float">
            <text:p>631618000</text:p>
          </table:table-cell>
          <table:table-cell office:value-type="float" office:value="631183000" calcext:value-type="float">
            <text:p>631183000</text:p>
          </table:table-cell>
          <table:table-cell office:value-type="float" office:value="631079000" calcext:value-type="float">
            <text:p>631079000</text:p>
          </table:table-cell>
          <table:table-cell office:value-type="float" office:value="631136000" calcext:value-type="float">
            <text:p>631136000</text:p>
          </table:table-cell>
          <table:table-cell office:value-type="float" office:value="631580000" calcext:value-type="float">
            <text:p>631580000</text:p>
          </table:table-cell>
          <table:table-cell office:value-type="float" office:value="630935000" calcext:value-type="float">
            <text:p>630935000</text:p>
          </table:table-cell>
          <table:table-cell office:value-type="float" office:value="631532000" calcext:value-type="float">
            <text:p>631532000</text:p>
          </table:table-cell>
          <table:table-cell table:number-columns-repeated="8" office:value-type="float" office:value="649269000" calcext:value-type="float">
            <text:p>649269000</text:p>
          </table:table-cell>
          <table:table-cell office:value-type="float" office:value="649265000" calcext:value-type="float">
            <text:p>649265000</text:p>
          </table:table-cell>
          <table:table-cell table:number-columns-repeated="12" office:value-type="float" office:value="649269000" calcext:value-type="float">
            <text:p>649269000</text:p>
          </table:table-cell>
          <table:table-cell/>
          <table:table-cell table:formula="of:= MAX([.CC8:.CC17])" office:value-type="float" office:value="649269000" calcext:value-type="float">
            <text:p>649269000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612379000" calcext:value-type="float">
            <text:p>612379000</text:p>
          </table:table-cell>
          <table:table-cell office:value-type="float" office:value="612781000" calcext:value-type="float">
            <text:p>612781000</text:p>
          </table:table-cell>
          <table:table-cell office:value-type="float" office:value="613692000" calcext:value-type="float">
            <text:p>613692000</text:p>
          </table:table-cell>
          <table:table-cell office:value-type="float" office:value="612317000" calcext:value-type="float">
            <text:p>612317000</text:p>
          </table:table-cell>
          <table:table-cell office:value-type="float" office:value="615167000" calcext:value-type="float">
            <text:p>615167000</text:p>
          </table:table-cell>
          <table:table-cell office:value-type="float" office:value="614820000" calcext:value-type="float">
            <text:p>614820000</text:p>
          </table:table-cell>
          <table:table-cell office:value-type="float" office:value="614140000" calcext:value-type="float">
            <text:p>614140000</text:p>
          </table:table-cell>
          <table:table-cell office:value-type="float" office:value="613525000" calcext:value-type="float">
            <text:p>613525000</text:p>
          </table:table-cell>
          <table:table-cell office:value-type="float" office:value="614100000" calcext:value-type="float">
            <text:p>614100000</text:p>
          </table:table-cell>
          <table:table-cell office:value-type="float" office:value="612074000" calcext:value-type="float">
            <text:p>612074000</text:p>
          </table:table-cell>
          <table:table-cell office:value-type="float" office:value="614844000" calcext:value-type="float">
            <text:p>614844000</text:p>
          </table:table-cell>
          <table:table-cell office:value-type="float" office:value="612626000" calcext:value-type="float">
            <text:p>612626000</text:p>
          </table:table-cell>
          <table:table-cell office:value-type="float" office:value="608501000" calcext:value-type="float">
            <text:p>608501000</text:p>
          </table:table-cell>
          <table:table-cell office:value-type="float" office:value="615925000" calcext:value-type="float">
            <text:p>615925000</text:p>
          </table:table-cell>
          <table:table-cell office:value-type="float" office:value="614579000" calcext:value-type="float">
            <text:p>614579000</text:p>
          </table:table-cell>
          <table:table-cell office:value-type="float" office:value="615212000" calcext:value-type="float">
            <text:p>615212000</text:p>
          </table:table-cell>
          <table:table-cell office:value-type="float" office:value="613584000" calcext:value-type="float">
            <text:p>613584000</text:p>
          </table:table-cell>
          <table:table-cell office:value-type="float" office:value="612152000" calcext:value-type="float">
            <text:p>612152000</text:p>
          </table:table-cell>
          <table:table-cell office:value-type="float" office:value="612494000" calcext:value-type="float">
            <text:p>612494000</text:p>
          </table:table-cell>
          <table:table-cell office:value-type="float" office:value="614239000" calcext:value-type="float">
            <text:p>614239000</text:p>
          </table:table-cell>
          <table:table-cell office:value-type="float" office:value="617855000" calcext:value-type="float">
            <text:p>617855000</text:p>
          </table:table-cell>
          <table:table-cell office:value-type="float" office:value="617659000" calcext:value-type="float">
            <text:p>617659000</text:p>
          </table:table-cell>
          <table:table-cell office:value-type="float" office:value="617496000" calcext:value-type="float">
            <text:p>617496000</text:p>
          </table:table-cell>
          <table:table-cell office:value-type="float" office:value="617970000" calcext:value-type="float">
            <text:p>617970000</text:p>
          </table:table-cell>
          <table:table-cell office:value-type="float" office:value="617762000" calcext:value-type="float">
            <text:p>617762000</text:p>
          </table:table-cell>
          <table:table-cell office:value-type="float" office:value="618068000" calcext:value-type="float">
            <text:p>618068000</text:p>
          </table:table-cell>
          <table:table-cell office:value-type="float" office:value="617828000" calcext:value-type="float">
            <text:p>617828000</text:p>
          </table:table-cell>
          <table:table-cell office:value-type="float" office:value="617576000" calcext:value-type="float">
            <text:p>617576000</text:p>
          </table:table-cell>
          <table:table-cell office:value-type="float" office:value="618110000" calcext:value-type="float">
            <text:p>618110000</text:p>
          </table:table-cell>
          <table:table-cell office:value-type="float" office:value="617833000" calcext:value-type="float">
            <text:p>617833000</text:p>
          </table:table-cell>
          <table:table-cell office:value-type="float" office:value="617840000" calcext:value-type="float">
            <text:p>617840000</text:p>
          </table:table-cell>
          <table:table-cell office:value-type="float" office:value="617524000" calcext:value-type="float">
            <text:p>617524000</text:p>
          </table:table-cell>
          <table:table-cell office:value-type="float" office:value="617932000" calcext:value-type="float">
            <text:p>617932000</text:p>
          </table:table-cell>
          <table:table-cell office:value-type="float" office:value="617817000" calcext:value-type="float">
            <text:p>617817000</text:p>
          </table:table-cell>
          <table:table-cell office:value-type="float" office:value="617611000" calcext:value-type="float">
            <text:p>617611000</text:p>
          </table:table-cell>
          <table:table-cell office:value-type="float" office:value="617723000" calcext:value-type="float">
            <text:p>617723000</text:p>
          </table:table-cell>
          <table:table-cell office:value-type="float" office:value="617648000" calcext:value-type="float">
            <text:p>617648000</text:p>
          </table:table-cell>
          <table:table-cell office:value-type="float" office:value="617959000" calcext:value-type="float">
            <text:p>617959000</text:p>
          </table:table-cell>
          <table:table-cell office:value-type="float" office:value="618047000" calcext:value-type="float">
            <text:p>618047000</text:p>
          </table:table-cell>
          <table:table-cell office:value-type="float" office:value="617652000" calcext:value-type="float">
            <text:p>617652000</text:p>
          </table:table-cell>
          <table:table-cell office:value-type="float" office:value="626948000" calcext:value-type="float">
            <text:p>626948000</text:p>
          </table:table-cell>
          <table:table-cell office:value-type="float" office:value="626795000" calcext:value-type="float">
            <text:p>626795000</text:p>
          </table:table-cell>
          <table:table-cell office:value-type="float" office:value="627332000" calcext:value-type="float">
            <text:p>627332000</text:p>
          </table:table-cell>
          <table:table-cell office:value-type="float" office:value="627498000" calcext:value-type="float">
            <text:p>627498000</text:p>
          </table:table-cell>
          <table:table-cell office:value-type="float" office:value="627359000" calcext:value-type="float">
            <text:p>627359000</text:p>
          </table:table-cell>
          <table:table-cell office:value-type="float" office:value="627279000" calcext:value-type="float">
            <text:p>627279000</text:p>
          </table:table-cell>
          <table:table-cell office:value-type="float" office:value="627056000" calcext:value-type="float">
            <text:p>627056000</text:p>
          </table:table-cell>
          <table:table-cell office:value-type="float" office:value="627015000" calcext:value-type="float">
            <text:p>627015000</text:p>
          </table:table-cell>
          <table:table-cell office:value-type="float" office:value="626884000" calcext:value-type="float">
            <text:p>626884000</text:p>
          </table:table-cell>
          <table:table-cell office:value-type="float" office:value="627363000" calcext:value-type="float">
            <text:p>627363000</text:p>
          </table:table-cell>
          <table:table-cell office:value-type="float" office:value="627171000" calcext:value-type="float">
            <text:p>627171000</text:p>
          </table:table-cell>
          <table:table-cell office:value-type="float" office:value="626949000" calcext:value-type="float">
            <text:p>626949000</text:p>
          </table:table-cell>
          <table:table-cell office:value-type="float" office:value="626899000" calcext:value-type="float">
            <text:p>626899000</text:p>
          </table:table-cell>
          <table:table-cell office:value-type="float" office:value="627092000" calcext:value-type="float">
            <text:p>627092000</text:p>
          </table:table-cell>
          <table:table-cell office:value-type="float" office:value="626886000" calcext:value-type="float">
            <text:p>626886000</text:p>
          </table:table-cell>
          <table:table-cell office:value-type="float" office:value="626813000" calcext:value-type="float">
            <text:p>626813000</text:p>
          </table:table-cell>
          <table:table-cell office:value-type="float" office:value="627171000" calcext:value-type="float">
            <text:p>627171000</text:p>
          </table:table-cell>
          <table:table-cell office:value-type="float" office:value="627393000" calcext:value-type="float">
            <text:p>627393000</text:p>
          </table:table-cell>
          <table:table-cell office:value-type="float" office:value="627838000" calcext:value-type="float">
            <text:p>627838000</text:p>
          </table:table-cell>
          <table:table-cell office:value-type="float" office:value="627231000" calcext:value-type="float">
            <text:p>627231000</text:p>
          </table:table-cell>
          <table:table-cell table:number-columns-repeated="12" office:value-type="float" office:value="643225000" calcext:value-type="float">
            <text:p>643225000</text:p>
          </table:table-cell>
          <table:table-cell office:value-type="float" office:value="643224000" calcext:value-type="float">
            <text:p>643224000</text:p>
          </table:table-cell>
          <table:table-cell table:number-columns-repeated="8" office:value-type="float" office:value="643225000" calcext:value-type="float">
            <text:p>643225000</text:p>
          </table:table-cell>
          <table:table-cell/>
          <table:table-cell table:formula="of:= MAX([.CC9:.CC18])" office:value-type="float" office:value="643901000" calcext:value-type="float">
            <text:p>643901000</text:p>
          </table:table-cell>
          <table:table-cell/>
          <table:table-cell table:style-name="ce1" table:formula="of:= AVERAGE([.CE4:.CE13])" office:value-type="float" office:value="644388000" calcext:value-type="float">
            <text:p>6.444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614919000" calcext:value-type="float">
            <text:p>614919000</text:p>
          </table:table-cell>
          <table:table-cell office:value-type="float" office:value="616641000" calcext:value-type="float">
            <text:p>616641000</text:p>
          </table:table-cell>
          <table:table-cell office:value-type="float" office:value="616175000" calcext:value-type="float">
            <text:p>616175000</text:p>
          </table:table-cell>
          <table:table-cell office:value-type="float" office:value="616719000" calcext:value-type="float">
            <text:p>616719000</text:p>
          </table:table-cell>
          <table:table-cell office:value-type="float" office:value="616288000" calcext:value-type="float">
            <text:p>616288000</text:p>
          </table:table-cell>
          <table:table-cell office:value-type="float" office:value="613611000" calcext:value-type="float">
            <text:p>613611000</text:p>
          </table:table-cell>
          <table:table-cell office:value-type="float" office:value="618996000" calcext:value-type="float">
            <text:p>618996000</text:p>
          </table:table-cell>
          <table:table-cell office:value-type="float" office:value="615837000" calcext:value-type="float">
            <text:p>615837000</text:p>
          </table:table-cell>
          <table:table-cell office:value-type="float" office:value="617644000" calcext:value-type="float">
            <text:p>617644000</text:p>
          </table:table-cell>
          <table:table-cell office:value-type="float" office:value="613380000" calcext:value-type="float">
            <text:p>613380000</text:p>
          </table:table-cell>
          <table:table-cell office:value-type="float" office:value="615029000" calcext:value-type="float">
            <text:p>615029000</text:p>
          </table:table-cell>
          <table:table-cell office:value-type="float" office:value="615831000" calcext:value-type="float">
            <text:p>615831000</text:p>
          </table:table-cell>
          <table:table-cell office:value-type="float" office:value="616938000" calcext:value-type="float">
            <text:p>616938000</text:p>
          </table:table-cell>
          <table:table-cell office:value-type="float" office:value="614824000" calcext:value-type="float">
            <text:p>614824000</text:p>
          </table:table-cell>
          <table:table-cell office:value-type="float" office:value="617692000" calcext:value-type="float">
            <text:p>617692000</text:p>
          </table:table-cell>
          <table:table-cell office:value-type="float" office:value="618294000" calcext:value-type="float">
            <text:p>618294000</text:p>
          </table:table-cell>
          <table:table-cell office:value-type="float" office:value="615708000" calcext:value-type="float">
            <text:p>615708000</text:p>
          </table:table-cell>
          <table:table-cell office:value-type="float" office:value="615266000" calcext:value-type="float">
            <text:p>615266000</text:p>
          </table:table-cell>
          <table:table-cell office:value-type="float" office:value="614378000" calcext:value-type="float">
            <text:p>614378000</text:p>
          </table:table-cell>
          <table:table-cell office:value-type="float" office:value="615126000" calcext:value-type="float">
            <text:p>615126000</text:p>
          </table:table-cell>
          <table:table-cell office:value-type="float" office:value="620735000" calcext:value-type="float">
            <text:p>620735000</text:p>
          </table:table-cell>
          <table:table-cell office:value-type="float" office:value="621109000" calcext:value-type="float">
            <text:p>621109000</text:p>
          </table:table-cell>
          <table:table-cell office:value-type="float" office:value="621234000" calcext:value-type="float">
            <text:p>621234000</text:p>
          </table:table-cell>
          <table:table-cell office:value-type="float" office:value="620602000" calcext:value-type="float">
            <text:p>620602000</text:p>
          </table:table-cell>
          <table:table-cell office:value-type="float" office:value="620754000" calcext:value-type="float">
            <text:p>620754000</text:p>
          </table:table-cell>
          <table:table-cell office:value-type="float" office:value="620903000" calcext:value-type="float">
            <text:p>620903000</text:p>
          </table:table-cell>
          <table:table-cell office:value-type="float" office:value="621183000" calcext:value-type="float">
            <text:p>621183000</text:p>
          </table:table-cell>
          <table:table-cell office:value-type="float" office:value="620440000" calcext:value-type="float">
            <text:p>620440000</text:p>
          </table:table-cell>
          <table:table-cell office:value-type="float" office:value="621176000" calcext:value-type="float">
            <text:p>621176000</text:p>
          </table:table-cell>
          <table:table-cell office:value-type="float" office:value="620763000" calcext:value-type="float">
            <text:p>620763000</text:p>
          </table:table-cell>
          <table:table-cell office:value-type="float" office:value="621133000" calcext:value-type="float">
            <text:p>621133000</text:p>
          </table:table-cell>
          <table:table-cell office:value-type="float" office:value="620728000" calcext:value-type="float">
            <text:p>620728000</text:p>
          </table:table-cell>
          <table:table-cell office:value-type="float" office:value="621241000" calcext:value-type="float">
            <text:p>621241000</text:p>
          </table:table-cell>
          <table:table-cell office:value-type="float" office:value="620410000" calcext:value-type="float">
            <text:p>620410000</text:p>
          </table:table-cell>
          <table:table-cell office:value-type="float" office:value="620489000" calcext:value-type="float">
            <text:p>620489000</text:p>
          </table:table-cell>
          <table:table-cell office:value-type="float" office:value="621054000" calcext:value-type="float">
            <text:p>621054000</text:p>
          </table:table-cell>
          <table:table-cell office:value-type="float" office:value="620556000" calcext:value-type="float">
            <text:p>620556000</text:p>
          </table:table-cell>
          <table:table-cell office:value-type="float" office:value="620573000" calcext:value-type="float">
            <text:p>620573000</text:p>
          </table:table-cell>
          <table:table-cell office:value-type="float" office:value="620428000" calcext:value-type="float">
            <text:p>620428000</text:p>
          </table:table-cell>
          <table:table-cell office:value-type="float" office:value="620761000" calcext:value-type="float">
            <text:p>620761000</text:p>
          </table:table-cell>
          <table:table-cell office:value-type="float" office:value="629764000" calcext:value-type="float">
            <text:p>629764000</text:p>
          </table:table-cell>
          <table:table-cell office:value-type="float" office:value="629522000" calcext:value-type="float">
            <text:p>629522000</text:p>
          </table:table-cell>
          <table:table-cell office:value-type="float" office:value="629638000" calcext:value-type="float">
            <text:p>629638000</text:p>
          </table:table-cell>
          <table:table-cell office:value-type="float" office:value="629891000" calcext:value-type="float">
            <text:p>629891000</text:p>
          </table:table-cell>
          <table:table-cell office:value-type="float" office:value="629404000" calcext:value-type="float">
            <text:p>629404000</text:p>
          </table:table-cell>
          <table:table-cell office:value-type="float" office:value="629785000" calcext:value-type="float">
            <text:p>629785000</text:p>
          </table:table-cell>
          <table:table-cell office:value-type="float" office:value="629408000" calcext:value-type="float">
            <text:p>629408000</text:p>
          </table:table-cell>
          <table:table-cell office:value-type="float" office:value="629929000" calcext:value-type="float">
            <text:p>629929000</text:p>
          </table:table-cell>
          <table:table-cell office:value-type="float" office:value="629438000" calcext:value-type="float">
            <text:p>629438000</text:p>
          </table:table-cell>
          <table:table-cell office:value-type="float" office:value="629250000" calcext:value-type="float">
            <text:p>629250000</text:p>
          </table:table-cell>
          <table:table-cell office:value-type="float" office:value="629871000" calcext:value-type="float">
            <text:p>629871000</text:p>
          </table:table-cell>
          <table:table-cell office:value-type="float" office:value="629330000" calcext:value-type="float">
            <text:p>629330000</text:p>
          </table:table-cell>
          <table:table-cell office:value-type="float" office:value="629315000" calcext:value-type="float">
            <text:p>629315000</text:p>
          </table:table-cell>
          <table:table-cell office:value-type="float" office:value="629863000" calcext:value-type="float">
            <text:p>629863000</text:p>
          </table:table-cell>
          <table:table-cell office:value-type="float" office:value="630078000" calcext:value-type="float">
            <text:p>630078000</text:p>
          </table:table-cell>
          <table:table-cell office:value-type="float" office:value="629424000" calcext:value-type="float">
            <text:p>629424000</text:p>
          </table:table-cell>
          <table:table-cell office:value-type="float" office:value="629671000" calcext:value-type="float">
            <text:p>629671000</text:p>
          </table:table-cell>
          <table:table-cell office:value-type="float" office:value="630005000" calcext:value-type="float">
            <text:p>630005000</text:p>
          </table:table-cell>
          <table:table-cell office:value-type="float" office:value="629788000" calcext:value-type="float">
            <text:p>629788000</text:p>
          </table:table-cell>
          <table:table-cell office:value-type="float" office:value="630340000" calcext:value-type="float">
            <text:p>630340000</text:p>
          </table:table-cell>
          <table:table-cell table:number-columns-repeated="20" office:value-type="float" office:value="633784000" calcext:value-type="float">
            <text:p>633784000</text:p>
          </table:table-cell>
          <table:table-cell office:value-type="float" office:value="634243000" calcext:value-type="float">
            <text:p>634243000</text:p>
          </table:table-cell>
          <table:table-cell/>
          <table:table-cell table:formula="of:= MAX([.CC10:.CC19])" office:value-type="float" office:value="643901000" calcext:value-type="float">
            <text:p>643901000</text:p>
          </table:table-cell>
          <table:table-cell/>
          <table:table-cell table:style-name="ce1" table:formula="of:=STDEV([.CE4:.CE13])" office:value-type="float" office:value="6523852.64497393" calcext:value-type="float">
            <text:p>6.524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613249000" calcext:value-type="float">
            <text:p>613249000</text:p>
          </table:table-cell>
          <table:table-cell office:value-type="float" office:value="615098000" calcext:value-type="float">
            <text:p>615098000</text:p>
          </table:table-cell>
          <table:table-cell office:value-type="float" office:value="615596000" calcext:value-type="float">
            <text:p>615596000</text:p>
          </table:table-cell>
          <table:table-cell office:value-type="float" office:value="613733000" calcext:value-type="float">
            <text:p>613733000</text:p>
          </table:table-cell>
          <table:table-cell office:value-type="float" office:value="613768000" calcext:value-type="float">
            <text:p>613768000</text:p>
          </table:table-cell>
          <table:table-cell office:value-type="float" office:value="614982000" calcext:value-type="float">
            <text:p>614982000</text:p>
          </table:table-cell>
          <table:table-cell office:value-type="float" office:value="615849000" calcext:value-type="float">
            <text:p>615849000</text:p>
          </table:table-cell>
          <table:table-cell office:value-type="float" office:value="615163000" calcext:value-type="float">
            <text:p>615163000</text:p>
          </table:table-cell>
          <table:table-cell office:value-type="float" office:value="613535000" calcext:value-type="float">
            <text:p>613535000</text:p>
          </table:table-cell>
          <table:table-cell office:value-type="float" office:value="614733000" calcext:value-type="float">
            <text:p>614733000</text:p>
          </table:table-cell>
          <table:table-cell office:value-type="float" office:value="615609000" calcext:value-type="float">
            <text:p>615609000</text:p>
          </table:table-cell>
          <table:table-cell office:value-type="float" office:value="616918000" calcext:value-type="float">
            <text:p>616918000</text:p>
          </table:table-cell>
          <table:table-cell office:value-type="float" office:value="615595000" calcext:value-type="float">
            <text:p>615595000</text:p>
          </table:table-cell>
          <table:table-cell office:value-type="float" office:value="616558000" calcext:value-type="float">
            <text:p>616558000</text:p>
          </table:table-cell>
          <table:table-cell office:value-type="float" office:value="616756000" calcext:value-type="float">
            <text:p>616756000</text:p>
          </table:table-cell>
          <table:table-cell office:value-type="float" office:value="614991000" calcext:value-type="float">
            <text:p>614991000</text:p>
          </table:table-cell>
          <table:table-cell office:value-type="float" office:value="614761000" calcext:value-type="float">
            <text:p>614761000</text:p>
          </table:table-cell>
          <table:table-cell office:value-type="float" office:value="614677000" calcext:value-type="float">
            <text:p>614677000</text:p>
          </table:table-cell>
          <table:table-cell office:value-type="float" office:value="614536000" calcext:value-type="float">
            <text:p>614536000</text:p>
          </table:table-cell>
          <table:table-cell office:value-type="float" office:value="615436000" calcext:value-type="float">
            <text:p>615436000</text:p>
          </table:table-cell>
          <table:table-cell office:value-type="float" office:value="618589000" calcext:value-type="float">
            <text:p>618589000</text:p>
          </table:table-cell>
          <table:table-cell office:value-type="float" office:value="618579000" calcext:value-type="float">
            <text:p>618579000</text:p>
          </table:table-cell>
          <table:table-cell office:value-type="float" office:value="618576000" calcext:value-type="float">
            <text:p>618576000</text:p>
          </table:table-cell>
          <table:table-cell office:value-type="float" office:value="618594000" calcext:value-type="float">
            <text:p>618594000</text:p>
          </table:table-cell>
          <table:table-cell office:value-type="float" office:value="618590000" calcext:value-type="float">
            <text:p>618590000</text:p>
          </table:table-cell>
          <table:table-cell office:value-type="float" office:value="618580000" calcext:value-type="float">
            <text:p>618580000</text:p>
          </table:table-cell>
          <table:table-cell office:value-type="float" office:value="618598000" calcext:value-type="float">
            <text:p>618598000</text:p>
          </table:table-cell>
          <table:table-cell office:value-type="float" office:value="618603000" calcext:value-type="float">
            <text:p>618603000</text:p>
          </table:table-cell>
          <table:table-cell office:value-type="float" office:value="618588000" calcext:value-type="float">
            <text:p>618588000</text:p>
          </table:table-cell>
          <table:table-cell office:value-type="float" office:value="618581000" calcext:value-type="float">
            <text:p>618581000</text:p>
          </table:table-cell>
          <table:table-cell office:value-type="float" office:value="618585000" calcext:value-type="float">
            <text:p>618585000</text:p>
          </table:table-cell>
          <table:table-cell office:value-type="float" office:value="618597000" calcext:value-type="float">
            <text:p>618597000</text:p>
          </table:table-cell>
          <table:table-cell office:value-type="float" office:value="618576000" calcext:value-type="float">
            <text:p>618576000</text:p>
          </table:table-cell>
          <table:table-cell office:value-type="float" office:value="618604000" calcext:value-type="float">
            <text:p>618604000</text:p>
          </table:table-cell>
          <table:table-cell office:value-type="float" office:value="618594000" calcext:value-type="float">
            <text:p>618594000</text:p>
          </table:table-cell>
          <table:table-cell office:value-type="float" office:value="618588000" calcext:value-type="float">
            <text:p>618588000</text:p>
          </table:table-cell>
          <table:table-cell office:value-type="float" office:value="618577000" calcext:value-type="float">
            <text:p>618577000</text:p>
          </table:table-cell>
          <table:table-cell office:value-type="float" office:value="618601000" calcext:value-type="float">
            <text:p>618601000</text:p>
          </table:table-cell>
          <table:table-cell office:value-type="float" office:value="618583000" calcext:value-type="float">
            <text:p>618583000</text:p>
          </table:table-cell>
          <table:table-cell office:value-type="float" office:value="618590000" calcext:value-type="float">
            <text:p>618590000</text:p>
          </table:table-cell>
          <table:table-cell office:value-type="float" office:value="628132000" calcext:value-type="float">
            <text:p>628132000</text:p>
          </table:table-cell>
          <table:table-cell office:value-type="float" office:value="628066000" calcext:value-type="float">
            <text:p>628066000</text:p>
          </table:table-cell>
          <table:table-cell office:value-type="float" office:value="628167000" calcext:value-type="float">
            <text:p>628167000</text:p>
          </table:table-cell>
          <table:table-cell office:value-type="float" office:value="628233000" calcext:value-type="float">
            <text:p>628233000</text:p>
          </table:table-cell>
          <table:table-cell office:value-type="float" office:value="628837000" calcext:value-type="float">
            <text:p>628837000</text:p>
          </table:table-cell>
          <table:table-cell office:value-type="float" office:value="628031000" calcext:value-type="float">
            <text:p>628031000</text:p>
          </table:table-cell>
          <table:table-cell office:value-type="float" office:value="628113000" calcext:value-type="float">
            <text:p>628113000</text:p>
          </table:table-cell>
          <table:table-cell office:value-type="float" office:value="628080000" calcext:value-type="float">
            <text:p>628080000</text:p>
          </table:table-cell>
          <table:table-cell office:value-type="float" office:value="627890000" calcext:value-type="float">
            <text:p>627890000</text:p>
          </table:table-cell>
          <table:table-cell office:value-type="float" office:value="628112000" calcext:value-type="float">
            <text:p>628112000</text:p>
          </table:table-cell>
          <table:table-cell office:value-type="float" office:value="628069000" calcext:value-type="float">
            <text:p>628069000</text:p>
          </table:table-cell>
          <table:table-cell office:value-type="float" office:value="628667000" calcext:value-type="float">
            <text:p>628667000</text:p>
          </table:table-cell>
          <table:table-cell office:value-type="float" office:value="628560000" calcext:value-type="float">
            <text:p>628560000</text:p>
          </table:table-cell>
          <table:table-cell office:value-type="float" office:value="628942000" calcext:value-type="float">
            <text:p>628942000</text:p>
          </table:table-cell>
          <table:table-cell office:value-type="float" office:value="628121000" calcext:value-type="float">
            <text:p>628121000</text:p>
          </table:table-cell>
          <table:table-cell office:value-type="float" office:value="628652000" calcext:value-type="float">
            <text:p>628652000</text:p>
          </table:table-cell>
          <table:table-cell office:value-type="float" office:value="627694000" calcext:value-type="float">
            <text:p>627694000</text:p>
          </table:table-cell>
          <table:table-cell office:value-type="float" office:value="629018000" calcext:value-type="float">
            <text:p>629018000</text:p>
          </table:table-cell>
          <table:table-cell office:value-type="float" office:value="629249000" calcext:value-type="float">
            <text:p>629249000</text:p>
          </table:table-cell>
          <table:table-cell office:value-type="float" office:value="627653000" calcext:value-type="float">
            <text:p>627653000</text:p>
          </table:table-cell>
          <table:table-cell table:number-columns-repeated="2" office:value-type="float" office:value="643771000" calcext:value-type="float">
            <text:p>643771000</text:p>
          </table:table-cell>
          <table:table-cell office:value-type="float" office:value="643778000" calcext:value-type="float">
            <text:p>643778000</text:p>
          </table:table-cell>
          <table:table-cell office:value-type="float" office:value="643774000" calcext:value-type="float">
            <text:p>643774000</text:p>
          </table:table-cell>
          <table:table-cell office:value-type="float" office:value="643771000" calcext:value-type="float">
            <text:p>643771000</text:p>
          </table:table-cell>
          <table:table-cell office:value-type="float" office:value="643770000" calcext:value-type="float">
            <text:p>643770000</text:p>
          </table:table-cell>
          <table:table-cell office:value-type="float" office:value="643769000" calcext:value-type="float">
            <text:p>643769000</text:p>
          </table:table-cell>
          <table:table-cell office:value-type="float" office:value="643774000" calcext:value-type="float">
            <text:p>643774000</text:p>
          </table:table-cell>
          <table:table-cell office:value-type="float" office:value="643787000" calcext:value-type="float">
            <text:p>643787000</text:p>
          </table:table-cell>
          <table:table-cell office:value-type="float" office:value="643773000" calcext:value-type="float">
            <text:p>643773000</text:p>
          </table:table-cell>
          <table:table-cell office:value-type="float" office:value="643770000" calcext:value-type="float">
            <text:p>643770000</text:p>
          </table:table-cell>
          <table:table-cell office:value-type="float" office:value="643776000" calcext:value-type="float">
            <text:p>643776000</text:p>
          </table:table-cell>
          <table:table-cell office:value-type="float" office:value="643780000" calcext:value-type="float">
            <text:p>643780000</text:p>
          </table:table-cell>
          <table:table-cell office:value-type="float" office:value="643770000" calcext:value-type="float">
            <text:p>643770000</text:p>
          </table:table-cell>
          <table:table-cell office:value-type="float" office:value="643768000" calcext:value-type="float">
            <text:p>643768000</text:p>
          </table:table-cell>
          <table:table-cell office:value-type="float" office:value="643783000" calcext:value-type="float">
            <text:p>643783000</text:p>
          </table:table-cell>
          <table:table-cell office:value-type="float" office:value="643786000" calcext:value-type="float">
            <text:p>643786000</text:p>
          </table:table-cell>
          <table:table-cell office:value-type="float" office:value="643774000" calcext:value-type="float">
            <text:p>643774000</text:p>
          </table:table-cell>
          <table:table-cell office:value-type="float" office:value="643784000" calcext:value-type="float">
            <text:p>643784000</text:p>
          </table:table-cell>
          <table:table-cell office:value-type="float" office:value="643778000" calcext:value-type="float">
            <text:p>643778000</text:p>
          </table:table-cell>
          <table:table-cell office:value-type="float" office:value="643901000" calcext:value-type="float">
            <text:p>643901000</text:p>
          </table:table-cell>
          <table:table-cell/>
          <table:table-cell table:formula="of:= MAX([.CC11:.CC20])" office:value-type="float" office:value="643901000" calcext:value-type="float">
            <text:p>643901000</text:p>
          </table:table-cell>
          <table:table-cell table:number-columns-repeated="3"/>
        </table:table-row>
        <table:table-row table:style-name="ro1">
          <table:table-cell office:value-type="float" office:value="611313000" calcext:value-type="float">
            <text:p>611313000</text:p>
          </table:table-cell>
          <table:table-cell office:value-type="float" office:value="612886000" calcext:value-type="float">
            <text:p>612886000</text:p>
          </table:table-cell>
          <table:table-cell office:value-type="float" office:value="611643000" calcext:value-type="float">
            <text:p>611643000</text:p>
          </table:table-cell>
          <table:table-cell office:value-type="float" office:value="612607000" calcext:value-type="float">
            <text:p>612607000</text:p>
          </table:table-cell>
          <table:table-cell office:value-type="float" office:value="611702000" calcext:value-type="float">
            <text:p>611702000</text:p>
          </table:table-cell>
          <table:table-cell office:value-type="float" office:value="614758000" calcext:value-type="float">
            <text:p>614758000</text:p>
          </table:table-cell>
          <table:table-cell office:value-type="float" office:value="612277000" calcext:value-type="float">
            <text:p>612277000</text:p>
          </table:table-cell>
          <table:table-cell office:value-type="float" office:value="615414000" calcext:value-type="float">
            <text:p>615414000</text:p>
          </table:table-cell>
          <table:table-cell office:value-type="float" office:value="612507000" calcext:value-type="float">
            <text:p>612507000</text:p>
          </table:table-cell>
          <table:table-cell office:value-type="float" office:value="613830000" calcext:value-type="float">
            <text:p>613830000</text:p>
          </table:table-cell>
          <table:table-cell office:value-type="float" office:value="609800000" calcext:value-type="float">
            <text:p>609800000</text:p>
          </table:table-cell>
          <table:table-cell office:value-type="float" office:value="614427000" calcext:value-type="float">
            <text:p>614427000</text:p>
          </table:table-cell>
          <table:table-cell office:value-type="float" office:value="616923000" calcext:value-type="float">
            <text:p>616923000</text:p>
          </table:table-cell>
          <table:table-cell office:value-type="float" office:value="615041000" calcext:value-type="float">
            <text:p>615041000</text:p>
          </table:table-cell>
          <table:table-cell office:value-type="float" office:value="612964000" calcext:value-type="float">
            <text:p>612964000</text:p>
          </table:table-cell>
          <table:table-cell office:value-type="float" office:value="610595000" calcext:value-type="float">
            <text:p>610595000</text:p>
          </table:table-cell>
          <table:table-cell office:value-type="float" office:value="612708000" calcext:value-type="float">
            <text:p>612708000</text:p>
          </table:table-cell>
          <table:table-cell office:value-type="float" office:value="613470000" calcext:value-type="float">
            <text:p>613470000</text:p>
          </table:table-cell>
          <table:table-cell office:value-type="float" office:value="612205000" calcext:value-type="float">
            <text:p>612205000</text:p>
          </table:table-cell>
          <table:table-cell office:value-type="float" office:value="612401000" calcext:value-type="float">
            <text:p>612401000</text:p>
          </table:table-cell>
          <table:table-cell office:value-type="float" office:value="618470000" calcext:value-type="float">
            <text:p>618470000</text:p>
          </table:table-cell>
          <table:table-cell office:value-type="float" office:value="618376000" calcext:value-type="float">
            <text:p>618376000</text:p>
          </table:table-cell>
          <table:table-cell office:value-type="float" office:value="618412000" calcext:value-type="float">
            <text:p>618412000</text:p>
          </table:table-cell>
          <table:table-cell office:value-type="float" office:value="618587000" calcext:value-type="float">
            <text:p>618587000</text:p>
          </table:table-cell>
          <table:table-cell office:value-type="float" office:value="618396000" calcext:value-type="float">
            <text:p>618396000</text:p>
          </table:table-cell>
          <table:table-cell office:value-type="float" office:value="618367000" calcext:value-type="float">
            <text:p>618367000</text:p>
          </table:table-cell>
          <table:table-cell office:value-type="float" office:value="618510000" calcext:value-type="float">
            <text:p>618510000</text:p>
          </table:table-cell>
          <table:table-cell office:value-type="float" office:value="618688000" calcext:value-type="float">
            <text:p>618688000</text:p>
          </table:table-cell>
          <table:table-cell office:value-type="float" office:value="618357000" calcext:value-type="float">
            <text:p>618357000</text:p>
          </table:table-cell>
          <table:table-cell office:value-type="float" office:value="618474000" calcext:value-type="float">
            <text:p>618474000</text:p>
          </table:table-cell>
          <table:table-cell office:value-type="float" office:value="618530000" calcext:value-type="float">
            <text:p>618530000</text:p>
          </table:table-cell>
          <table:table-cell office:value-type="float" office:value="618362000" calcext:value-type="float">
            <text:p>618362000</text:p>
          </table:table-cell>
          <table:table-cell office:value-type="float" office:value="618583000" calcext:value-type="float">
            <text:p>618583000</text:p>
          </table:table-cell>
          <table:table-cell office:value-type="float" office:value="618539000" calcext:value-type="float">
            <text:p>618539000</text:p>
          </table:table-cell>
          <table:table-cell office:value-type="float" office:value="618333000" calcext:value-type="float">
            <text:p>618333000</text:p>
          </table:table-cell>
          <table:table-cell office:value-type="float" office:value="618500000" calcext:value-type="float">
            <text:p>618500000</text:p>
          </table:table-cell>
          <table:table-cell office:value-type="float" office:value="618756000" calcext:value-type="float">
            <text:p>618756000</text:p>
          </table:table-cell>
          <table:table-cell office:value-type="float" office:value="618469000" calcext:value-type="float">
            <text:p>618469000</text:p>
          </table:table-cell>
          <table:table-cell office:value-type="float" office:value="618642000" calcext:value-type="float">
            <text:p>618642000</text:p>
          </table:table-cell>
          <table:table-cell office:value-type="float" office:value="618351000" calcext:value-type="float">
            <text:p>618351000</text:p>
          </table:table-cell>
          <table:table-cell office:value-type="float" office:value="628204000" calcext:value-type="float">
            <text:p>628204000</text:p>
          </table:table-cell>
          <table:table-cell office:value-type="float" office:value="628157000" calcext:value-type="float">
            <text:p>628157000</text:p>
          </table:table-cell>
          <table:table-cell office:value-type="float" office:value="628150000" calcext:value-type="float">
            <text:p>628150000</text:p>
          </table:table-cell>
          <table:table-cell office:value-type="float" office:value="628600000" calcext:value-type="float">
            <text:p>628600000</text:p>
          </table:table-cell>
          <table:table-cell office:value-type="float" office:value="628508000" calcext:value-type="float">
            <text:p>628508000</text:p>
          </table:table-cell>
          <table:table-cell office:value-type="float" office:value="628326000" calcext:value-type="float">
            <text:p>628326000</text:p>
          </table:table-cell>
          <table:table-cell office:value-type="float" office:value="628618000" calcext:value-type="float">
            <text:p>628618000</text:p>
          </table:table-cell>
          <table:table-cell office:value-type="float" office:value="627994000" calcext:value-type="float">
            <text:p>627994000</text:p>
          </table:table-cell>
          <table:table-cell office:value-type="float" office:value="628322000" calcext:value-type="float">
            <text:p>628322000</text:p>
          </table:table-cell>
          <table:table-cell office:value-type="float" office:value="627230000" calcext:value-type="float">
            <text:p>627230000</text:p>
          </table:table-cell>
          <table:table-cell office:value-type="float" office:value="628389000" calcext:value-type="float">
            <text:p>628389000</text:p>
          </table:table-cell>
          <table:table-cell office:value-type="float" office:value="628248000" calcext:value-type="float">
            <text:p>628248000</text:p>
          </table:table-cell>
          <table:table-cell office:value-type="float" office:value="628414000" calcext:value-type="float">
            <text:p>628414000</text:p>
          </table:table-cell>
          <table:table-cell office:value-type="float" office:value="628336000" calcext:value-type="float">
            <text:p>628336000</text:p>
          </table:table-cell>
          <table:table-cell office:value-type="float" office:value="628548000" calcext:value-type="float">
            <text:p>628548000</text:p>
          </table:table-cell>
          <table:table-cell office:value-type="float" office:value="628445000" calcext:value-type="float">
            <text:p>628445000</text:p>
          </table:table-cell>
          <table:table-cell office:value-type="float" office:value="628088000" calcext:value-type="float">
            <text:p>628088000</text:p>
          </table:table-cell>
          <table:table-cell office:value-type="float" office:value="628684000" calcext:value-type="float">
            <text:p>628684000</text:p>
          </table:table-cell>
          <table:table-cell office:value-type="float" office:value="628819000" calcext:value-type="float">
            <text:p>628819000</text:p>
          </table:table-cell>
          <table:table-cell office:value-type="float" office:value="628451000" calcext:value-type="float">
            <text:p>628451000</text:p>
          </table:table-cell>
          <table:table-cell office:value-type="float" office:value="631878000" calcext:value-type="float">
            <text:p>631878000</text:p>
          </table:table-cell>
          <table:table-cell office:value-type="float" office:value="631900000" calcext:value-type="float">
            <text:p>631900000</text:p>
          </table:table-cell>
          <table:table-cell office:value-type="float" office:value="631898000" calcext:value-type="float">
            <text:p>631898000</text:p>
          </table:table-cell>
          <table:table-cell office:value-type="float" office:value="631901000" calcext:value-type="float">
            <text:p>631901000</text:p>
          </table:table-cell>
          <table:table-cell office:value-type="float" office:value="631871000" calcext:value-type="float">
            <text:p>631871000</text:p>
          </table:table-cell>
          <table:table-cell table:number-columns-repeated="2" office:value-type="float" office:value="631888000" calcext:value-type="float">
            <text:p>631888000</text:p>
          </table:table-cell>
          <table:table-cell office:value-type="float" office:value="631895000" calcext:value-type="float">
            <text:p>631895000</text:p>
          </table:table-cell>
          <table:table-cell office:value-type="float" office:value="631885000" calcext:value-type="float">
            <text:p>631885000</text:p>
          </table:table-cell>
          <table:table-cell office:value-type="float" office:value="631889000" calcext:value-type="float">
            <text:p>631889000</text:p>
          </table:table-cell>
          <table:table-cell office:value-type="float" office:value="631905000" calcext:value-type="float">
            <text:p>631905000</text:p>
          </table:table-cell>
          <table:table-cell office:value-type="float" office:value="631904000" calcext:value-type="float">
            <text:p>631904000</text:p>
          </table:table-cell>
          <table:table-cell office:value-type="float" office:value="631900000" calcext:value-type="float">
            <text:p>631900000</text:p>
          </table:table-cell>
          <table:table-cell office:value-type="float" office:value="631905000" calcext:value-type="float">
            <text:p>631905000</text:p>
          </table:table-cell>
          <table:table-cell office:value-type="float" office:value="631871000" calcext:value-type="float">
            <text:p>631871000</text:p>
          </table:table-cell>
          <table:table-cell office:value-type="float" office:value="631885000" calcext:value-type="float">
            <text:p>631885000</text:p>
          </table:table-cell>
          <table:table-cell office:value-type="float" office:value="631893000" calcext:value-type="float">
            <text:p>631893000</text:p>
          </table:table-cell>
          <table:table-cell office:value-type="float" office:value="631884000" calcext:value-type="float">
            <text:p>631884000</text:p>
          </table:table-cell>
          <table:table-cell office:value-type="float" office:value="631887000" calcext:value-type="float">
            <text:p>631887000</text:p>
          </table:table-cell>
          <table:table-cell office:value-type="float" office:value="631902000" calcext:value-type="float">
            <text:p>631902000</text:p>
          </table:table-cell>
          <table:table-cell office:value-type="float" office:value="632228000" calcext:value-type="float">
            <text:p>632228000</text:p>
          </table:table-cell>
          <table:table-cell/>
          <table:table-cell table:formula="of:= MAX([.CC12:.CC21])" office:value-type="float" office:value="632916000" calcext:value-type="float">
            <text:p>632916000</text:p>
          </table:table-cell>
          <table:table-cell table:number-columns-repeated="3"/>
        </table:table-row>
        <table:table-row table:style-name="ro1">
          <table:table-cell office:value-type="float" office:value="612612000" calcext:value-type="float">
            <text:p>612612000</text:p>
          </table:table-cell>
          <table:table-cell office:value-type="float" office:value="617199000" calcext:value-type="float">
            <text:p>617199000</text:p>
          </table:table-cell>
          <table:table-cell office:value-type="float" office:value="614960000" calcext:value-type="float">
            <text:p>614960000</text:p>
          </table:table-cell>
          <table:table-cell office:value-type="float" office:value="617250000" calcext:value-type="float">
            <text:p>617250000</text:p>
          </table:table-cell>
          <table:table-cell office:value-type="float" office:value="615946000" calcext:value-type="float">
            <text:p>615946000</text:p>
          </table:table-cell>
          <table:table-cell office:value-type="float" office:value="615680000" calcext:value-type="float">
            <text:p>615680000</text:p>
          </table:table-cell>
          <table:table-cell office:value-type="float" office:value="616347000" calcext:value-type="float">
            <text:p>616347000</text:p>
          </table:table-cell>
          <table:table-cell office:value-type="float" office:value="617188000" calcext:value-type="float">
            <text:p>617188000</text:p>
          </table:table-cell>
          <table:table-cell office:value-type="float" office:value="615773000" calcext:value-type="float">
            <text:p>615773000</text:p>
          </table:table-cell>
          <table:table-cell office:value-type="float" office:value="616465000" calcext:value-type="float">
            <text:p>616465000</text:p>
          </table:table-cell>
          <table:table-cell office:value-type="float" office:value="616154000" calcext:value-type="float">
            <text:p>616154000</text:p>
          </table:table-cell>
          <table:table-cell office:value-type="float" office:value="616652000" calcext:value-type="float">
            <text:p>616652000</text:p>
          </table:table-cell>
          <table:table-cell table:number-columns-repeated="2" office:value-type="float" office:value="615983000" calcext:value-type="float">
            <text:p>615983000</text:p>
          </table:table-cell>
          <table:table-cell office:value-type="float" office:value="615474000" calcext:value-type="float">
            <text:p>615474000</text:p>
          </table:table-cell>
          <table:table-cell office:value-type="float" office:value="617194000" calcext:value-type="float">
            <text:p>617194000</text:p>
          </table:table-cell>
          <table:table-cell office:value-type="float" office:value="615650000" calcext:value-type="float">
            <text:p>615650000</text:p>
          </table:table-cell>
          <table:table-cell office:value-type="float" office:value="615377000" calcext:value-type="float">
            <text:p>615377000</text:p>
          </table:table-cell>
          <table:table-cell office:value-type="float" office:value="615444000" calcext:value-type="float">
            <text:p>615444000</text:p>
          </table:table-cell>
          <table:table-cell office:value-type="float" office:value="616274000" calcext:value-type="float">
            <text:p>616274000</text:p>
          </table:table-cell>
          <table:table-cell office:value-type="float" office:value="618879000" calcext:value-type="float">
            <text:p>618879000</text:p>
          </table:table-cell>
          <table:table-cell office:value-type="float" office:value="619053000" calcext:value-type="float">
            <text:p>619053000</text:p>
          </table:table-cell>
          <table:table-cell office:value-type="float" office:value="618744000" calcext:value-type="float">
            <text:p>618744000</text:p>
          </table:table-cell>
          <table:table-cell office:value-type="float" office:value="618898000" calcext:value-type="float">
            <text:p>618898000</text:p>
          </table:table-cell>
          <table:table-cell office:value-type="float" office:value="618806000" calcext:value-type="float">
            <text:p>618806000</text:p>
          </table:table-cell>
          <table:table-cell office:value-type="float" office:value="618941000" calcext:value-type="float">
            <text:p>618941000</text:p>
          </table:table-cell>
          <table:table-cell office:value-type="float" office:value="619002000" calcext:value-type="float">
            <text:p>619002000</text:p>
          </table:table-cell>
          <table:table-cell office:value-type="float" office:value="619119000" calcext:value-type="float">
            <text:p>619119000</text:p>
          </table:table-cell>
          <table:table-cell office:value-type="float" office:value="618932000" calcext:value-type="float">
            <text:p>618932000</text:p>
          </table:table-cell>
          <table:table-cell office:value-type="float" office:value="619114000" calcext:value-type="float">
            <text:p>619114000</text:p>
          </table:table-cell>
          <table:table-cell office:value-type="float" office:value="619220000" calcext:value-type="float">
            <text:p>619220000</text:p>
          </table:table-cell>
          <table:table-cell office:value-type="float" office:value="618932000" calcext:value-type="float">
            <text:p>618932000</text:p>
          </table:table-cell>
          <table:table-cell office:value-type="float" office:value="619520000" calcext:value-type="float">
            <text:p>619520000</text:p>
          </table:table-cell>
          <table:table-cell office:value-type="float" office:value="619058000" calcext:value-type="float">
            <text:p>619058000</text:p>
          </table:table-cell>
          <table:table-cell office:value-type="float" office:value="618659000" calcext:value-type="float">
            <text:p>618659000</text:p>
          </table:table-cell>
          <table:table-cell office:value-type="float" office:value="618880000" calcext:value-type="float">
            <text:p>618880000</text:p>
          </table:table-cell>
          <table:table-cell office:value-type="float" office:value="619110000" calcext:value-type="float">
            <text:p>619110000</text:p>
          </table:table-cell>
          <table:table-cell office:value-type="float" office:value="618624000" calcext:value-type="float">
            <text:p>618624000</text:p>
          </table:table-cell>
          <table:table-cell office:value-type="float" office:value="618829000" calcext:value-type="float">
            <text:p>618829000</text:p>
          </table:table-cell>
          <table:table-cell office:value-type="float" office:value="619297000" calcext:value-type="float">
            <text:p>619297000</text:p>
          </table:table-cell>
          <table:table-cell office:value-type="float" office:value="628214000" calcext:value-type="float">
            <text:p>628214000</text:p>
          </table:table-cell>
          <table:table-cell office:value-type="float" office:value="628217000" calcext:value-type="float">
            <text:p>628217000</text:p>
          </table:table-cell>
          <table:table-cell office:value-type="float" office:value="628017000" calcext:value-type="float">
            <text:p>628017000</text:p>
          </table:table-cell>
          <table:table-cell office:value-type="float" office:value="627903000" calcext:value-type="float">
            <text:p>627903000</text:p>
          </table:table-cell>
          <table:table-cell office:value-type="float" office:value="628097000" calcext:value-type="float">
            <text:p>628097000</text:p>
          </table:table-cell>
          <table:table-cell office:value-type="float" office:value="627934000" calcext:value-type="float">
            <text:p>627934000</text:p>
          </table:table-cell>
          <table:table-cell office:value-type="float" office:value="628327000" calcext:value-type="float">
            <text:p>628327000</text:p>
          </table:table-cell>
          <table:table-cell office:value-type="float" office:value="628639000" calcext:value-type="float">
            <text:p>628639000</text:p>
          </table:table-cell>
          <table:table-cell office:value-type="float" office:value="628674000" calcext:value-type="float">
            <text:p>628674000</text:p>
          </table:table-cell>
          <table:table-cell office:value-type="float" office:value="628225000" calcext:value-type="float">
            <text:p>628225000</text:p>
          </table:table-cell>
          <table:table-cell office:value-type="float" office:value="628407000" calcext:value-type="float">
            <text:p>628407000</text:p>
          </table:table-cell>
          <table:table-cell office:value-type="float" office:value="627969000" calcext:value-type="float">
            <text:p>627969000</text:p>
          </table:table-cell>
          <table:table-cell office:value-type="float" office:value="628193000" calcext:value-type="float">
            <text:p>628193000</text:p>
          </table:table-cell>
          <table:table-cell office:value-type="float" office:value="628426000" calcext:value-type="float">
            <text:p>628426000</text:p>
          </table:table-cell>
          <table:table-cell office:value-type="float" office:value="628462000" calcext:value-type="float">
            <text:p>628462000</text:p>
          </table:table-cell>
          <table:table-cell office:value-type="float" office:value="628571000" calcext:value-type="float">
            <text:p>628571000</text:p>
          </table:table-cell>
          <table:table-cell office:value-type="float" office:value="627969000" calcext:value-type="float">
            <text:p>627969000</text:p>
          </table:table-cell>
          <table:table-cell office:value-type="float" office:value="628285000" calcext:value-type="float">
            <text:p>628285000</text:p>
          </table:table-cell>
          <table:table-cell office:value-type="float" office:value="628369000" calcext:value-type="float">
            <text:p>628369000</text:p>
          </table:table-cell>
          <table:table-cell office:value-type="float" office:value="628077000" calcext:value-type="float">
            <text:p>628077000</text:p>
          </table:table-cell>
          <table:table-cell table:number-columns-repeated="20" office:value-type="float" office:value="632595000" calcext:value-type="float">
            <text:p>632595000</text:p>
          </table:table-cell>
          <table:table-cell office:value-type="float" office:value="632916000" calcext:value-type="float">
            <text:p>632916000</text:p>
          </table:table-cell>
          <table:table-cell/>
          <table:table-cell table:formula="of:= MAX([.CC13:.CC22])" office:value-type="float" office:value="632916000" calcext:value-type="float">
            <text:p>632916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1:21:35.014930485</dc:date>
    <meta:editing-duration>PT4M54S</meta:editing-duration>
    <meta:editing-cycles>1</meta:editing-cycles>
    <meta:document-statistic meta:table-count="1" meta:cell-count="841" meta:object-count="0"/>
    <meta:generator>LibreOffice/5.1.6.2$Linux_X86_64 LibreOffice_project/10m0$Build-2</meta:generator>
  </office:meta>
</office:document-meta>
</file>